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Palemonas,Bold" svg:font-family="'Palemonas,Bold', 'Times New Roman'" style:font-family-generic="roman"/>
    <style:font-face style:name="Palemonas,Italic" svg:font-family="'Palemonas,Italic', 'Times New Roman'" style:font-family-generic="roman"/>
    <style:font-face style:name="Palemonas" svg:font-family="Palemonas, 'Times New Roman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Vytis" svg:font-family="Vytis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text-autospace="none"/>
      <style:text-properties fo:color="#ffffff" style:font-name="Vytis" fo:font-size="16pt" fo:font-weight="bold" style:font-size-asian="16pt" style:font-weight-asian="bold" style:font-name-complex="Palemonas,Bold" style:font-size-complex="16pt" style:font-weight-complex="bold"/>
    </style:style>
    <style:style style:name="P2" style:family="paragraph" style:parent-style-name="Standard">
      <style:paragraph-properties style:text-autospace="none"/>
      <style:text-properties fo:color="#000000" style:font-name="Vytis" fo:font-size="14pt" style:font-size-asian="14pt" style:font-name-complex="Palemonas" style:font-size-complex="14pt"/>
    </style:style>
    <style:style style:name="P3" style:family="paragraph" style:parent-style-name="Standard">
      <style:paragraph-properties style:text-autospace="none"/>
      <style:text-properties fo:color="#000000" style:font-name="Vytis" style:font-name-complex="Palemonas"/>
    </style:style>
    <style:style style:name="P4" style:family="paragraph" style:parent-style-name="Standard">
      <style:paragraph-properties style:text-autospace="none"/>
      <style:text-properties fo:color="#000000" style:font-name="Vytis" fo:font-size="14pt" fo:font-weight="bold" style:font-size-asian="14pt" style:font-weight-asian="bold" style:font-name-complex="Palemonas" style:font-size-complex="14pt"/>
    </style:style>
    <style:style style:name="P5" style:family="paragraph" style:parent-style-name="Standard">
      <style:paragraph-properties style:text-autospace="none"/>
      <style:text-properties fo:color="#000000" style:font-name="Vytis" fo:font-weight="bold" style:font-weight-asian="bold" style:font-name-complex="Palemonas"/>
    </style:style>
    <style:style style:name="P6" style:family="paragraph" style:parent-style-name="Standard">
      <style:paragraph-properties style:text-autospace="none"/>
      <style:text-properties fo:color="#000000" style:font-name="Vytis" fo:font-size="14pt" fo:font-style="italic" style:font-size-asian="14pt" style:font-style-asian="italic" style:font-name-complex="Palemonas,Italic" style:font-size-complex="14pt" style:font-style-complex="italic"/>
    </style:style>
    <style:style style:name="P7" style:family="paragraph" style:parent-style-name="Standard">
      <style:paragraph-properties style:text-autospace="none"/>
      <style:text-properties fo:color="#000000" style:font-name="Vytis" fo:font-style="italic" style:font-style-asian="italic" style:font-name-complex="Palemonas,Italic" style:font-style-complex="italic"/>
    </style:style>
    <style:style style:name="P8" style:family="paragraph" style:parent-style-name="Standard">
      <style:paragraph-properties style:text-autospace="none"/>
      <style:text-properties fo:color="#ffffff" style:font-name="Vytis" fo:font-size="16pt" fo:font-weight="bold" style:font-size-asian="16pt" style:font-weight-asian="bold" style:font-name-complex="Palemonas,Bold" style:font-size-complex="16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Vytis" fo:font-size="14pt" fo:font-style="italic" fo:font-weight="bold" style:font-size-asian="14pt" style:font-style-asian="italic" style:font-weight-asian="bold" style:font-name-complex="Palemonas,Italic" style:font-size-complex="14pt" style:font-style-complex="italic"/>
    </style:style>
    <style:style style:name="P10" style:family="paragraph" style:parent-style-name="Standard">
      <style:paragraph-properties style:text-autospace="none"/>
      <style:text-properties fo:color="#000000" style:font-name="Vytis" fo:font-style="italic" fo:font-weight="bold" style:font-style-asian="italic" style:font-weight-asian="bold" style:font-name-complex="Palemonas,Italic" style:font-style-complex="italic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text-properties style:font-name="Vytis"/>
    </style:style>
    <style:style style:name="P13" style:family="paragraph" style:parent-style-name="Standard">
      <style:paragraph-properties style:text-autospace="none"/>
      <style:text-properties fo:color="#000000" style:font-name="Vytis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style:text-autospace="none"/>
      <style:text-properties fo:color="#000000" style:font-name="Vytis" fo:font-style="italic" style:font-style-asian="italic" style:font-name-complex="Palemonas"/>
    </style:style>
    <style:style style:name="P15" style:family="paragraph" style:parent-style-name="Standard">
      <style:paragraph-properties style:text-autospace="none"/>
      <style:text-properties fo:color="#000000" style:font-name="Vytis" fo:font-size="10pt" fo:font-style="italic" style:font-size-asian="10pt" style:font-style-asian="italic" style:font-size-complex="10pt"/>
    </style:style>
    <style:style style:name="P16" style:family="paragraph" style:parent-style-name="Standard">
      <style:paragraph-properties style:text-autospace="none"/>
      <style:text-properties fo:color="#000000" style:font-name="Vytis" fo:font-style="italic" fo:font-weight="bold" style:font-style-asian="italic" style:font-weight-asian="bold" style:font-name-complex="Palemonas"/>
    </style:style>
    <style:style style:name="T1" style:family="text">
      <style:text-properties fo:color="#000000" style:font-name="Vytis" style:font-name-complex="Palemonas"/>
    </style:style>
    <style:style style:name="T2" style:family="text">
      <style:text-properties fo:color="#000000" style:font-name="Vytis"/>
    </style:style>
    <style:style style:name="T3" style:family="text">
      <style:text-properties fo:color="#000000" style:font-name="Vytis" fo:font-weight="bold" style:font-weight-asian="bold" style:font-name-complex="Palemonas"/>
    </style:style>
    <style:style style:name="T4" style:family="text">
      <style:text-properties fo:color="#000000" style:font-name="Vytis" fo:font-weight="bold" style:font-weight-asian="bold"/>
    </style:style>
    <style:style style:name="T5" style:family="text">
      <style:text-properties fo:color="#000000" style:font-name="Vytis" fo:font-style="italic" style:font-style-asian="italic" style:font-name-complex="Palemonas"/>
    </style:style>
    <style:style style:name="T6" style:family="text">
      <style:text-properties fo:color="#000000" style:font-name="Vytis" fo:font-style="italic" style:font-style-asian="italic"/>
    </style:style>
    <style:style style:name="T7" style:family="text">
      <style:text-properties fo:color="#000000" style:font-name="Vytis" fo:font-style="italic" fo:font-weight="bold" style:font-style-asian="italic" style:font-weight-asian="bold" style:font-name-complex="Palemonas"/>
    </style:style>
    <style:style style:name="T8" style:family="text">
      <style:text-properties fo:color="#000000" style:font-name="Vytis"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lemonas, nekirčiuotas tekstas, 12 punktų</text:p>
      <text:p text:style-name="P2">ŽEMAITĖ. MARTI.</text:p>
      <text:p text:style-name="P2"/>
      <text:p text:style-name="P3">– NIEKO NEVEIKSI, MATUŠĖLE, REIK LEISTI JONUKUI VESTI; tegul ieško</text:p>
      <text:p text:style-name="P3">mergos su gera dalia... apsimokėsim šiek tiek skolas... Negali niekur nė nosies iškišti, labiausiai</text:p>
      <text:p text:style-name="P3">karčiamoje, kaip apstos, vienas – palūkų, kitas – šieno, pasėlio; kitas vėl, kaip velnias,</text:p>
      <text:p text:style-name="P3">prisispyręs kamantinės: „Kuomet atiduosi? Kuomet atiduosi?“, rodos, kad nieko daugiau nė</text:p>
      <text:p text:style-name="P3">šnekėti nebemoka.</text:p>
      <text:p text:style-name="P3">– Užtat ko valkiojies po karčiamas? – prikišo pati.</text:p>
      <text:p text:style-name="P3">– Kažin kaip nenorėtumei eiti, bet kaip apstos mieste, tai nemitęs turi vesties ant</text:p>
      <text:p text:style-name="P3">puskvortės. Bepigu dar, kad to užtektų. Tas prie to, tas prie to, beveizint į kelis butelius įvarę,</text:p>
      <text:p text:style-name="P3">o kaip pasigers – tikri velniai: įmanytų suplėšyti už tas bieso skolas... Atiduosiu gyvenimą,</text:p>
      <text:p text:style-name="P3">tesižino vaikas, tegul mokėsis, niekur nebesikišiu.</text:p>
      <text:p text:style-name="P3">– Kaipgis, kaipgis, to betrūko! Atiduok viską, paskui vaikas bevadžios mus už čiupros!</text:p>
      <text:p text:style-name="P3">Aš neduosiu, neužleisiu, kol tik gyva! – šaukė pati, kaskart didžiau įniršdama. – Nepaduosiu</text:p>
      <text:p text:style-name="P3">samčio, nenoriu ponios ant savo galvos, aš nemeilysiu kąsnio iš marčios rankų, to nebus,</text:p>
      <text:p text:style-name="P3">neprašau!</text:p>
      <text:p text:style-name="P3">– Na, na, na, tarškėk netarškėjusi, kaip žydo ratai! Gyvenk, gyvenk, nepaduok, o kaip</text:p>
      <text:p text:style-name="P3">ištaksavos skolininkai, bus tau šmikšt per dantis! Bene tau marti sprandą nusuks? Nelaidyk</text:p>
      <text:p text:style-name="P3">liežuvio – ir bus gerai.</text:p>
      <text:p text:style-name="P3">– Dėl mano liežuvio išsiteks marti, – atšovė pati, – bet tau tai užruks, nebeturėsi iš ko</text:p>
      <text:p text:style-name="P3">sprogti. Kas padarė tas skolas? Mažne visą gyvenamą pravarei per gerklę! Ar negalėtumei dar</text:p>
      <text:p text:style-name="P3">gyventi, dorai elgdamos? Maušas, berods, prakuto, bet tu nusmukai. Ant galo, marčią</text:p>
      <text:p text:style-name="P3">užsodinsi ant sprando, palauk, išmanysi tu!..</text:p>
      <text:p text:style-name="P3">– Tylėk, na! – sušuko vyras. – Tuoj gauni į snukį! Kaip sakau, taip ir bus. Jonukas ves,</text:p>
      <text:p text:style-name="P3">gaus paspirtį ir galėsime gyventi, kaip gyvenę.</text:p>
      <text:p text:style-name="P3">– Nebent taip, tai priduosiu, – tarė motina. – Aš šeimininkausiu, o marti tegul sau</text:p>
      <text:p text:style-name="P3">būna ant šalies, parsineš sau duonos.</text:p>
      <text:p text:style-name="P3">– Liepsiu Jonukui pasiprašyti Mataušą į piršlius, – šnekėjo tėvas, – ir tegul eina pas</text:p>
      <text:p text:style-name="P3">Driežo Katrę; nors nelabai aiški, bet pinigai, kaip jei rankoje. Duoda keturis šimtus, ir dalis</text:p>
      <text:p text:style-name="P3">nemaža, o mano gyvenimas nors ir apgriuvęs, bet žemė gera. Nečiaudės Driežas, ogi ir</text:p>
      <text:p text:style-name="P3">Jonukas ar ne vyras... ir iš stuomens, ir iš liemens, patiks mergai.</text:p>
      <text:p text:style-name="P3">– Šitaigis tau! Ką gi beišsiskyręs tą pajuodėlę, didnosę, pataikūnę, valiūkę! – pakilo</text:p>
      <text:p text:style-name="P3">šaukti pati. – Išlepinta, išpustyta, išsitaisiusi, tratanti, muslinuota, krakmoluota, ir eis pastyrusi,</text:p>
      <text:p text:style-name="P3">kaip pūslė. Negana į bažnyčią išsikvarkliuoja, bet ir po namus išsipuošusi, kaip pana. Eis šieno</text:p>
      <text:p text:style-name="P3">grėbti – apvalkėlis baltas, skepetėlis, prikyštėlė išdailinta, kaip iš pieno plaukusi! Ar tat kurią</text:p>
      <text:p text:style-name="P3">dieną bus šeimininkė? Visa iškyla, kad išeina su grėbleliu, o po namus, sako, nepasiima nė</text:p>
      <text:p text:style-name="P3">kokio darbelio, tik šlavinėties, plovinėties, tai įsės į stakleles, tai siuvinėlį nusitvers, vis</text:p>
      <text:p text:style-name="P3">niekniekius, o sunkaus darbo nieko. Tfu! Tokios lengvadarbės neprašau. Man nereik cackų</text:p>
      <text:p text:style-name="P3">pacackų! Man reik tokios pat purvabridės, kaip ir aš pati!</text:p>
      <text:p text:style-name="P3">– Na, motin, ką tu čia pliauški? Kas gi tuos darbus nudirba? Juk Driežas kitos mergos</text:p>
      <text:p text:style-name="P3">nesamdo, Katrikė viena tėra; tėvas toks šnerkšlys, spaudžia prie darbo, kaip pašėlęs.</text:p>
      <text:p text:style-name="P3"/>
      <text:p text:style-name="P3"/>
      <text:p text:style-name="P3"/>
      <text:p text:style-name="P3"/>
      <text:p text:style-name="P4">ŽEMAITĖ. MARTI.</text:p>
      <text:p text:style-name="P4"/>
      <text:p text:style-name="P5">– NIEKO NEVEIKSI, MATUŠĖLE, REIK LEISTI JONUKUI VESTI; tegul ieško</text:p>
      <text:p text:style-name="P5">mergos su gera dalia... apsimokėsim šiek tiek skolas... Negali niekur nė nosies iškišti, labiausiai</text:p>
      <text:p text:style-name="P5">karčiamoje, kaip apstos, vienas – palūkų, kitas – šieno, pasėlio; kitas vėl, kaip velnias,</text:p>
      <text:p text:style-name="P5">prisispyręs kamantinės: „Kuomet atiduosi? Kuomet atiduosi?“, rodos, kad nieko daugiau nė</text:p>
      <text:p text:style-name="P5">šnekėti nebemoka.</text:p>
      <text:p text:style-name="P5">– Užtat ko valkiojies po karčiamas? – prikišo pati.</text:p>
      <text:p text:style-name="P5">– Kažin kaip nenorėtumei eiti, bet kaip apstos mieste, tai nemitęs turi vesties ant</text:p>
      <text:p text:style-name="P5">puskvortės. Bepigu dar, kad to užtektų. Tas prie to, tas prie to, beveizint į kelis butelius įvarę,</text:p>
      <text:p text:style-name="P5">o kaip pasigers – tikri velniai: įmanytų suplėšyti už tas bieso skolas... Atiduosiu gyvenimą,</text:p>
      <text:p text:style-name="P5">tesižino vaikas, tegul mokėsis, niekur nebesikišiu.</text:p>
      <text:p text:style-name="P5">– Kaipgis, kaipgis, to betrūko! Atiduok viską, paskui vaikas bevadžios mus už čiupros!</text:p>
      <text:p text:style-name="P5">Aš neduosiu, neužleisiu, kol tik gyva! – šaukė pati, kaskart didžiau įniršdama. – Nepaduosiu</text:p>
      <text:p text:style-name="P5">samčio, nenoriu ponios ant savo galvos, aš nemeilysiu kąsnio iš marčios rankų, to nebus,</text:p>
      <text:p text:style-name="P5">neprašau!</text:p>
      <text:p text:style-name="P5">– Na, na, na, tarškėk netarškėjusi, kaip žydo ratai! Gyvenk, gyvenk, nepaduok, o kaip</text:p>
      <text:p text:style-name="P5">ištaksavos skolininkai, bus tau šmikšt per dantis! Bene tau marti sprandą nusuks? Nelaidyk</text:p>
      <text:p text:style-name="P5">liežuvio – ir bus gerai.</text:p>
      <text:p text:style-name="P5">– Dėl mano liežuvio išsiteks marti, – atšovė pati, – bet tau tai užruks, nebeturėsi iš ko</text:p>
      <text:p text:style-name="P5">sprogti. Kas padarė tas skolas? Mažne visą gyvenamą pravarei per gerklę! Ar negalėtumei dar</text:p>
      <text:p text:style-name="P5">gyventi, dorai elgdamos? Maušas, berods, prakuto, bet tu nusmukai. Ant galo, marčią</text:p>
      <text:p text:style-name="P5">užsodinsi ant sprando, palauk, išmanysi tu!..</text:p>
      <text:p text:style-name="P5">– Tylėk, na! – sušuko vyras. – Tuoj gauni į snukį! Kaip sakau, taip ir bus. Jonukas ves,</text:p>
      <text:p text:style-name="P5">gaus paspirtį ir galėsime gyventi, kaip gyvenę.</text:p>
      <text:p text:style-name="P5">– Nebent taip, tai priduosiu, – tarė motina. – Aš šeimininkausiu, o marti tegul sau</text:p>
      <text:p text:style-name="P5">būna ant šalies, parsineš sau duonos.</text:p>
      <text:p text:style-name="P5">– Liepsiu Jonukui pasiprašyti Mataušą į piršlius, – šnekėjo tėvas, – ir tegul eina pas</text:p>
      <text:p text:style-name="P5">Driežo Katrę; nors nelabai aiški, bet pinigai, kaip jei rankoje. Duoda keturis šimtus, ir dalis</text:p>
      <text:p text:style-name="P5">nemaža, o mano gyvenimas nors ir apgriuvęs, bet žemė gera. Nečiaudės Driežas, ogi ir</text:p>
      <text:p text:style-name="P5">Jonukas ar ne vyras... ir iš stuomens, ir iš liemens, patiks mergai.</text:p>
      <text:p text:style-name="P5">– Šitaigis tau! Ką gi beišsiskyręs tą pajuodėlę, didnosę, pataikūnę, valiūkę! – pakilo</text:p>
      <text:p text:style-name="P5">šaukti pati. – Išlepinta, išpustyta, išsitaisiusi, tratanti, muslinuota, krakmoluota, ir eis pastyrusi,</text:p>
      <text:p text:style-name="P5">kaip pūslė. Negana į bažnyčią išsikvarkliuoja, bet ir po namus išsipuošusi, kaip pana. Eis šieno</text:p>
      <text:p text:style-name="P5">grėbti – apvalkėlis baltas, skepetėlis, prikyštėlė išdailinta, kaip iš pieno plaukusi! Ar tat kurią</text:p>
      <text:p text:style-name="P5">dieną bus šeimininkė? Visa iškyla, kad išeina su grėbleliu, o po namus, sako, nepasiima nė</text:p>
      <text:p text:style-name="P5">kokio darbelio, tik šlavinėties, plovinėties, tai įsės į stakleles, tai siuvinėlį nusitvers, vis</text:p>
      <text:p text:style-name="P5">niekniekius, o sunkaus darbo nieko. Tfu! Tokios lengvadarbės neprašau. Man nereik cackų</text:p>
      <text:p text:style-name="P5">pacackų! Man reik tokios pat purvabridės, kaip ir aš pati!</text:p>
      <text:p text:style-name="P5">– Na, motin, ką tu čia pliauški? Kas gi tuos darbus nudirba? Juk Driežas kitos mergos</text:p>
      <text:p text:style-name="P5">nesamdo, Katrikė viena tėra; tėvas toks šnerkšlys, spaudžia prie darbo, kaip pašėlęs.</text:p>
      <text:p text:style-name="P5"/>
      <text:p text:style-name="P5"/>
      <text:p text:style-name="P3"/>
      <text:p text:style-name="P6">ŽEMAITĖ. MARTI.</text:p>
      <text:p text:style-name="P6"/>
      <text:p text:style-name="P7">– NIEKO NEVEIKSI, MATUŠĖLE, REIK LEISTI JONUKUI VESTI; tegul ieško</text:p>
      <text:p text:style-name="P7">mergos su gera dalia... apsimokėsim šiek tiek skolas... Negali niekur nė nosies iškišti, labiausiai</text:p>
      <text:p text:style-name="P7">karčiamoje, kaip apstos, vienas – palūkų, kitas – šieno, pasėlio; kitas vėl, kaip velnias, prisispyręs</text:p>
      <text:p text:style-name="P7">kamantinės: „Kuomet atiduosi? Kuomet atiduosi?“, rodos, kad nieko daugiau nė šnekėti nebemoka.</text:p>
      <text:p text:style-name="P7">– Užtat ko valkiojies po karčiamas? – prikišo pati.</text:p>
      <text:p text:style-name="P7">– Kažin kaip nenorėtumei eiti, bet kaip apstos mieste, tai nemitęs turi vesties ant puskvortės.</text:p>
      <text:p text:style-name="P7">Bepigu dar, kad to užtektų. Tas prie to, tas prie to, beveizint į kelis butelius įvarę, o kaip pasigers –</text:p>
      <text:p text:style-name="P7">tikri velniai: įmanytų suplėšyti už tas bieso skolas... Atiduosiu gyvenimą, tesižino vaikas, tegul</text:p>
      <text:p text:style-name="P7">mokėsis, niekur nebesikišiu.</text:p>
      <text:p text:style-name="P7">– Kaipgis, kaipgis, to betrūko! Atiduok viską, paskui vaikas bevadžios mus už čiupros! Aš</text:p>
      <text:p text:style-name="P7">neduosiu, neužleisiu, kol tik gyva! – šaukė pati, kaskart didžiau įniršdama. – Nepaduosiu samčio,</text:p>
      <text:p text:style-name="P7">nenoriu ponios ant savo galvos, aš nemeilysiu kąsnio iš marčios rankų, to nebus, neprašau!</text:p>
      <text:p text:style-name="P7">– Na, na, na, tarškėk netarškėjusi, kaip žydo ratai! Gyvenk, gyvenk, nepaduok, o kaip</text:p>
      <text:p text:style-name="P7">ištaksavos skolininkai, bus tau šmikšt per dantis! Bene tau marti sprandą nusuks? Nelaidyk</text:p>
      <text:p text:style-name="P7">liežuvio – ir bus gerai.</text:p>
      <text:p text:style-name="P7">– Dėl mano liežuvio išsiteks marti, – atšovė pati, – bet tau tai užruks, nebeturėsi iš ko</text:p>
      <text:p text:style-name="P7">sprogti. Kas padarė tas skolas? Mažne visą gyvenamą pravarei per gerklę! Ar negalėtumei dar</text:p>
      <text:p text:style-name="P7">gyventi, dorai elgdamos? Maušas, berods, prakuto, bet tu nusmukai. Ant galo, marčią užsodinsi ant</text:p>
      <text:p text:style-name="P7">sprando, palauk, išmanysi tu!..</text:p>
      <text:p text:style-name="P7">– Tylėk, na! – sušuko vyras. – Tuoj gauni į snukį! Kaip sakau, taip ir bus. Jonukas ves,</text:p>
      <text:p text:style-name="P7">gaus paspirtį ir galėsime gyventi, kaip gyvenę.</text:p>
      <text:p text:style-name="P7">– Nebent taip, tai priduosiu, – tarė motina. – Aš šeimininkausiu, o marti tegul sau būna</text:p>
      <text:p text:style-name="P7">ant šalies, parsineš sau duonos.</text:p>
      <text:p text:style-name="P7">– Liepsiu Jonukui pasiprašyti Mataušą į piršlius, – šnekėjo tėvas, – ir tegul eina pas Driežo</text:p>
      <text:p text:style-name="P7">Katrę; nors nelabai aiški, bet pinigai, kaip jei rankoje. Duoda keturis šimtus, ir dalis nemaža, o</text:p>
      <text:p text:style-name="P7">mano gyvenimas nors ir apgriuvęs, bet žemė gera. Nečiaudės Driežas, ogi ir Jonukas ar ne vyras...</text:p>
      <text:p text:style-name="P7">ir iš stuomens, ir iš liemens, patiks mergai.</text:p>
      <text:p text:style-name="P7">– Šitaigis tau! Ką gi beišsiskyręs tą pajuodėlę, didnosę, pataikūnę, valiūkę! – pakilo šaukti</text:p>
      <text:p text:style-name="P7">pati. – Išlepinta, išpustyta, išsitaisiusi, tratanti, muslinuota, krakmoluota, ir eis pastyrusi, kaip</text:p>
      <text:p text:style-name="P7">pūslė. Negana į bažnyčią išsikvarkliuoja, bet ir po namus išsipuošusi, kaip pana. Eis šieno grėbti –</text:p>
      <text:p text:style-name="P7">apvalkėlis baltas, skepetėlis, prikyštėlė išdailinta, kaip iš pieno plaukusi! Ar tat kurią dieną bus</text:p>
      <text:p text:style-name="P7">šeimininkė? Visa iškyla, kad išeina su grėbleliu, o po namus, sako, nepasiima nė kokio darbelio, tik</text:p>
      <text:p text:style-name="P7">šlavinėties, plovinėties, tai įsės į stakleles, tai siuvinėlį nusitvers, vis niekniekius, o sunkaus darbo</text:p>
      <text:p text:style-name="P7">nieko. Tfu! Tokios lengvadarbės neprašau. Man nereik cackų pacackų! Man reik tokios pat</text:p>
      <text:p text:style-name="P7">purvabridės, kaip ir aš pati!</text:p>
      <text:p text:style-name="P7">– Na, motin, ką tu čia pliauški? Kas gi tuos darbus nudirba? Juk Driežas kitos mergos</text:p>
      <text:p text:style-name="P7">nesamdo, Katrikė viena tėra; tėvas toks šnerkšlys, spaudžia prie darbo, kaip pašėlęs.</text:p>
      <text:p text:style-name="P8"/>
      <text:p text:style-name="P8"/>
      <text:p text:style-name="P8"/>
      <text:p text:style-name="P8"/>
      <text:p text:style-name="P8"/>
      <text:p text:style-name="P9">ŽEMAITĖ. MARTI.</text:p>
      <text:p text:style-name="P9"/>
      <text:p text:style-name="P10">– NIEKO NEVEIKSI, MATUŠĖLE, REIK LEISTI JONUKUI VESTI; tegul ieško</text:p>
      <text:p text:style-name="P10">mergos su gera dalia... apsimokėsim šiek tiek skolas... Negali niekur nė nosies iškišti, labiausiai</text:p>
      <text:p text:style-name="P10">karčiamoje, kaip apstos, vienas – palūkų, kitas – šieno, pasėlio; kitas vėl, kaip velnias, prisispyręs</text:p>
      <text:p text:style-name="P10">kamantinės: „Kuomet atiduosi? Kuomet atiduosi?“, rodos, kad nieko daugiau nė šnekėti nebemoka.</text:p>
      <text:p text:style-name="P10">– Užtat ko valkiojies po karčiamas? – prikišo pati.</text:p>
      <text:p text:style-name="P10">– Kažin kaip nenorėtumei eiti, bet kaip apstos mieste, tai nemitęs turi vesties ant puskvortės.</text:p>
      <text:p text:style-name="P10">Bepigu dar, kad to užtektų. Tas prie to, tas prie to, beveizint į kelis butelius įvarę, o kaip pasigers –</text:p>
      <text:p text:style-name="P10">tikri velniai: įmanytų suplėšyti už tas bieso skolas... Atiduosiu gyvenimą, tesižino vaikas, tegul</text:p>
      <text:p text:style-name="P10">mokėsis, niekur nebesikišiu.</text:p>
      <text:p text:style-name="P10">– Kaipgis, kaipgis, to betrūko! Atiduok viską, paskui vaikas bevadžios mus už čiupros! Aš</text:p>
      <text:p text:style-name="P10">neduosiu, neužleisiu, kol tik gyva! – šaukė pati, kaskart didžiau įniršdama. – Nepaduosiu samčio,</text:p>
      <text:p text:style-name="P10">nenoriu ponios ant savo galvos, aš nemeilysiu kąsnio iš marčios rankų, to nebus, neprašau!</text:p>
      <text:p text:style-name="P10">– Na, na, na, tarškėk netarškėjusi, kaip žydo ratai! Gyvenk, gyvenk, nepaduok, o kaip</text:p>
      <text:p text:style-name="P10">ištaksavos skolininkai, bus tau šmikšt per dantis! Bene tau marti sprandą nusuks? Nelaidyk</text:p>
      <text:p text:style-name="P10">liežuvio – ir bus gerai.</text:p>
      <text:p text:style-name="P10">– Dėl mano liežuvio išsiteks marti, – atšovė pati, – bet tau tai užruks, nebeturėsi iš ko</text:p>
      <text:p text:style-name="P10">sprogti. Kas padarė tas skolas? Mažne visą gyvenamą pravarei per gerklę! Ar negalėtumei dar</text:p>
      <text:p text:style-name="P10">gyventi, dorai elgdamos? Maušas, berods, prakuto, bet tu nusmukai. Ant galo, marčią užsodinsi ant</text:p>
      <text:p text:style-name="P10">sprando, palauk, išmanysi tu!..</text:p>
      <text:p text:style-name="P10">– Tylėk, na! – sušuko vyras. – Tuoj gauni į snukį! Kaip sakau, taip ir bus. Jonukas ves,</text:p>
      <text:p text:style-name="P10">gaus paspirtį ir galėsime gyventi, kaip gyvenę.</text:p>
      <text:p text:style-name="P10">– Nebent taip, tai priduosiu, – tarė motina. – Aš šeimininkausiu, o marti tegul sau būna</text:p>
      <text:p text:style-name="P10">ant šalies, parsineš sau duonos.</text:p>
      <text:p text:style-name="P10">– Liepsiu Jonukui pasiprašyti Mataušą į piršlius, – šnekėjo tėvas, – ir tegul eina pas Driežo</text:p>
      <text:p text:style-name="P10">Katrę; nors nelabai aiški, bet pinigai, kaip jei rankoje. Duoda keturis šimtus, ir dalis nemaža, o</text:p>
      <text:p text:style-name="P10">mano gyvenimas nors ir apgriuvęs, bet žemė gera. Nečiaudės Driežas, ogi ir Jonukas ar ne vyras...</text:p>
      <text:p text:style-name="P10">ir iš stuomens, ir iš liemens, patiks mergai.</text:p>
      <text:p text:style-name="P10">– Šitaigis tau! Ką gi beišsiskyręs tą pajuodėlę, didnosę, pataikūnę, valiūkę! – pakilo šaukti</text:p>
      <text:p text:style-name="P10">pati. – Išlepinta, išpustyta, išsitaisiusi, tratanti, muslinuota, krakmoluota, ir eis pastyrusi, kaip</text:p>
      <text:p text:style-name="P10">pūslė. Negana į bažnyčią išsikvarkliuoja, bet ir po namus išsipuošusi, kaip pana. Eis šieno grėbti –</text:p>
      <text:p text:style-name="P10">apvalkėlis baltas, skepetėlis, prikyštėlė išdailinta, kaip iš pieno plaukusi! Ar tat kurią dieną bus</text:p>
      <text:p text:style-name="P10">šeimininkė? Visa iškyla, kad išeina su grėbleliu, o po namus, sako, nepasiima nė kokio darbelio, tik</text:p>
      <text:p text:style-name="P10">šlavinėties, plovinėties, tai įsės į stakleles, tai siuvinėlį nusitvers, vis niekniekius, o sunkaus darbo</text:p>
      <text:p text:style-name="P10">nieko. Tfu! Tokios lengvadarbės neprašau. Man nereik cackų pacackų! Man reik tokios pat</text:p>
      <text:p text:style-name="P10">purvabridės, kaip ir aš pati!</text:p>
      <text:p text:style-name="P10">– Na, motin, ką tu čia pliauški? Kas gi tuos darbus nudirba? Juk Driežas kitos mergos</text:p>
      <text:p text:style-name="P10">nesamdo, Katrikė viena tėra; tėvas toks šnerkšlys, spaudžia prie darbo, kaip pašėlęs.</text:p>
      <text:p text:style-name="P8"/>
      <text:p text:style-name="P8"/>
      <text:p text:style-name="P8"/>
      <text:p text:style-name="P8"/>
      <text:p text:style-name="P3">ŽEMAĨTĖ. MARTÌ</text:p>
      <text:p text:style-name="P3"/>
      <text:p text:style-name="P11"><text:span text:style-name="T1">Niẽko neve</text:span><text:span text:style-name="T2"></text:span><text:span text:style-name="T1">ksi, matuš</text:span><text:span text:style-name="T2"></text:span><text:span text:style-name="T1">le, re</text:span><text:span text:style-name="T2"></text:span><text:span text:style-name="T1">k léisti JONÙKUI vèsti; tegu</text:span><text:span text:style-name="T2"></text:span><text:span text:style-name="T1"> </text:span><text:span text:style-name="T2"></text:span><text:span text:style-name="T1">eško mergõs sù gerà dalià...</text:span></text:p>
      <text:p text:style-name="P11"><text:span text:style-name="T1">Apsimok</text:span><text:span text:style-name="T2"></text:span><text:span text:style-name="T1">sim šiek t</text:span><text:span text:style-name="T2"></text:span><text:span text:style-name="T1">ek skolàs... Negal</text:span><text:span text:style-name="T2"></text:span><text:span text:style-name="T1"> niẽkur n</text:span><text:span text:style-name="T2"></text:span><text:span text:style-name="T1"> nósies išk</text:span><text:span text:style-name="T2"></text:span><text:span text:style-name="T1">šti, labiáusiai karčiamojè, ka</text:span><text:span text:style-name="T2"></text:span><text:span text:style-name="T1">p</text:span></text:p>
      <text:p text:style-name="P11"><text:span text:style-name="T1">apstõs, v</text:span><text:span text:style-name="T2"></text:span><text:span text:style-name="T1">enas – pal</text:span><text:span text:style-name="T2"></text:span><text:span text:style-name="T1">kų, k</text:span><text:span text:style-name="T2"></text:span><text:span text:style-name="T1">tas – šiẽno, pas</text:span><text:span text:style-name="T2"></text:span><text:span text:style-name="T1">lio; k</text:span><text:span text:style-name="T2"></text:span><text:span text:style-name="T1">tas v</text:span><text:span text:style-name="T2"></text:span><text:span text:style-name="T1">l, ka</text:span><text:span text:style-name="T2"></text:span><text:span text:style-name="T1">p vélnias, prisispýręs kamantin</text:span><text:span text:style-name="T2"></text:span><text:span text:style-name="T1">s:</text:span></text:p>
      <text:p text:style-name="P11"><text:span text:style-name="T1">„Kuomèt atidúosi? Kuomèt atidúosi?“, ródos, kàd niẽko daugiaũ n</text:span><text:span text:style-name="T2"></text:span><text:span text:style-name="T1"> šnek</text:span><text:span text:style-name="T2"></text:span><text:span text:style-name="T1">ti nebemóka.</text:span></text:p>
      <text:p text:style-name="P11"><text:span text:style-name="T1">– Užtàt kõ válkiojies põ ka</text:span><text:span text:style-name="T2"></text:span><text:span text:style-name="T1">čiamas? – prik</text:span><text:span text:style-name="T2"></text:span><text:span text:style-name="T1">šo pat</text:span><text:span text:style-name="T2"></text:span><text:span text:style-name="T1">.</text:span></text:p>
      <text:p text:style-name="P11"><text:span text:style-name="T1">– Kažiñ ka</text:span><text:span text:style-name="T2"></text:span><text:span text:style-name="T1">p nenor</text:span><text:span text:style-name="T2"></text:span><text:span text:style-name="T1">tumei e</text:span><text:span text:style-name="T2"></text:span><text:span text:style-name="T1">ti, bèt ka</text:span><text:span text:style-name="T2"></text:span><text:span text:style-name="T1">p apstõs miestè, ta</text:span><text:span text:style-name="T2"></text:span><text:span text:style-name="T1"> nem</text:span><text:span text:style-name="T2"></text:span><text:span text:style-name="T1">tęs tur</text:span><text:span text:style-name="T2"></text:span><text:span text:style-name="T1"> vèsties añt</text:span></text:p>
      <text:p text:style-name="P11"><text:span text:style-name="T1">pùskvortės. Bepigù dár, kàd tõ užtèktų. Tàs priẽ tõ, tàs priẽ tõ, bevéizint </text:span><text:span text:style-name="T2"></text:span><text:span text:style-name="T1"> kel</text:span><text:span text:style-name="T2"></text:span><text:span text:style-name="T1">s bùtelius</text:span></text:p>
      <text:p text:style-name="P11"><text:span text:style-name="T1">ĮVÃRĘ, õ ka</text:span><text:span text:style-name="T2"></text:span><text:span text:style-name="T1">p pasige</text:span><text:span text:style-name="T2"></text:span><text:span text:style-name="T1">s – tikr</text:span><text:span text:style-name="T2"></text:span><text:span text:style-name="T1"> velnia</text:span><text:span text:style-name="T2"></text:span><text:span text:style-name="T1">: įmanýtų supl</text:span><text:span text:style-name="T2"></text:span><text:span text:style-name="T1">šyti ùž tàs biẽso skolàs... Atidúosiu</text:span></text:p>
      <text:p text:style-name="P11"><text:span text:style-name="T1">gyvẽnimą, tesiž</text:span><text:span text:style-name="T2"></text:span><text:span text:style-name="T1">no va</text:span><text:span text:style-name="T2"></text:span><text:span text:style-name="T1">kas, tegu</text:span><text:span text:style-name="T2"></text:span><text:span text:style-name="T1"> mok</text:span><text:span text:style-name="T2"></text:span><text:span text:style-name="T1">sis, niẽkur nebesik</text:span><text:span text:style-name="T2"></text:span><text:span text:style-name="T1">šiu.</text:span></text:p>
      <text:p text:style-name="P11"><text:span text:style-name="T1">– Ka</text:span><text:span text:style-name="T2"></text:span><text:span text:style-name="T1">pgis, ka</text:span><text:span text:style-name="T2"></text:span><text:span text:style-name="T1">pgis, tõ betr</text:span><text:span text:style-name="T2"></text:span><text:span text:style-name="T1">ko! Atidúok v</text:span><text:span text:style-name="T2"></text:span><text:span text:style-name="T1">ską, pasku</text:span><text:span text:style-name="T2"></text:span><text:span text:style-name="T1"> va</text:span><text:span text:style-name="T2"></text:span><text:span text:style-name="T1">kas bevadžiõs mùs ùž čiuprõs!</text:span></text:p>
      <text:p text:style-name="P11"><text:span text:style-name="T1">Àš nedúosiu, neužléisiu, kõl t</text:span><text:span text:style-name="T2"></text:span><text:span text:style-name="T1">k gyvà! – šaũkė pat</text:span><text:span text:style-name="T2"></text:span><text:span text:style-name="T1">, kaska</text:span><text:span text:style-name="T2"></text:span><text:span text:style-name="T1">t didžiaũ įniršdamà. – Nepadúosiu</text:span></text:p>
      <text:p text:style-name="P11"><text:span text:style-name="T1">sámčio, nenóriu poniõs añt sàvo galvõs, àš neméilysiu k</text:span><text:span text:style-name="T2"></text:span><text:span text:style-name="T1">snio </text:span><text:span text:style-name="T2"></text:span><text:span text:style-name="T1">š marčiõs rañkų, tõ nebùs,</text:span></text:p>
      <text:p text:style-name="P3">neprašaũ!</text:p>
      <text:p text:style-name="P11"><text:span text:style-name="T1">– Nà, nà, nà, taršk</text:span><text:span text:style-name="T2"></text:span><text:span text:style-name="T1">k netaršk</text:span><text:span text:style-name="T2"></text:span><text:span text:style-name="T1">jusi, ka</text:span><text:span text:style-name="T2"></text:span><text:span text:style-name="T1">p žỹdo rãtai! Gyvénk, gyvénk, nepadúok, õ ka</text:span><text:span text:style-name="T2"></text:span><text:span text:style-name="T1">p</text:span></text:p>
      <text:p text:style-name="P11"><text:span text:style-name="T1">ištaksavõs skõlininkai, bùs táu šm</text:span><text:span text:style-name="T2"></text:span><text:span text:style-name="T1">kšt pe</text:span><text:span text:style-name="T2"></text:span><text:span text:style-name="T1"> dant</text:span><text:span text:style-name="T2"></text:span><text:span text:style-name="T1">s! Benè táu mart</text:span><text:span text:style-name="T2"></text:span><text:span text:style-name="T1"> sprándą nusùks? Neláidyk</text:span></text:p>
      <text:p text:style-name="P11"><text:span text:style-name="T1">liežùvio – i</text:span><text:span text:style-name="T2"></text:span><text:span text:style-name="T1"> bùs gera</text:span><text:span text:style-name="T2"></text:span><text:span text:style-name="T1">.</text:span></text:p>
      <text:p text:style-name="P11"><text:span text:style-name="T1">– D</text:span><text:span text:style-name="T2"></text:span><text:span text:style-name="T1">l màno liežùvio išsitèks mart</text:span><text:span text:style-name="T2"></text:span><text:span text:style-name="T1">, – atšóvė pat</text:span><text:span text:style-name="T2"></text:span><text:span text:style-name="T1">, – bèt táu ta</text:span><text:span text:style-name="T2"></text:span><text:span text:style-name="T1"> užrùks, nebetur</text:span><text:span text:style-name="T2"></text:span><text:span text:style-name="T1">si </text:span><text:span text:style-name="T2"></text:span><text:span text:style-name="T1">š kõ</text:span></text:p>
      <text:p text:style-name="P11"><text:span text:style-name="T1">sprógti. Kàs padãrė tàs skolàs? Màžne v</text:span><text:span text:style-name="T2"></text:span><text:span text:style-name="T1">są gyvẽnimą pravare</text:span><text:span text:style-name="T2"></text:span><text:span text:style-name="T1"> pe</text:span><text:span text:style-name="T2"></text:span><text:span text:style-name="T1"> gérklę! A</text:span><text:span text:style-name="T2"></text:span><text:span text:style-name="T1"> negal</text:span><text:span text:style-name="T2"></text:span><text:span text:style-name="T1">tumei dár</text:span></text:p>
      <text:p text:style-name="P11"><text:span text:style-name="T1">gyvénti, dora</text:span><text:span text:style-name="T2"></text:span><text:span text:style-name="T1"> e</text:span><text:span text:style-name="T2"></text:span><text:span text:style-name="T1">gdamos? Maũšas, beróds, prakùto, bèt tù nusmuka</text:span><text:span text:style-name="T2"></text:span><text:span text:style-name="T1">. Añt gãlo, ma</text:span><text:span text:style-name="T2"></text:span><text:span text:style-name="T1">čią</text:span></text:p>
      <text:p text:style-name="P11"><text:span text:style-name="T1">užsod</text:span><text:span text:style-name="T2"></text:span><text:span text:style-name="T1">nsi añt sprándo, paláuk, išmanýsi tù!..</text:span></text:p>
      <text:p text:style-name="P11"><text:span text:style-name="T1">– Tyl</text:span><text:span text:style-name="T2"></text:span><text:span text:style-name="T1">k, nà! – sušùko výras. – Tuõj gáuni </text:span><text:span text:style-name="T2"></text:span><text:span text:style-name="T1"> snùkį! Ka</text:span><text:span text:style-name="T2"></text:span><text:span text:style-name="T1">p sakaũ, ta</text:span><text:span text:style-name="T2"></text:span><text:span text:style-name="T1">p i</text:span><text:span text:style-name="T2"></text:span><text:span text:style-name="T1"> bùs. Jonùkas vès,</text:span></text:p>
      <text:p text:style-name="P11"><text:span text:style-name="T1">gaũs pãspirtį i</text:span><text:span text:style-name="T2"></text:span><text:span text:style-name="T1"> gal</text:span><text:span text:style-name="T2"></text:span><text:span text:style-name="T1">sime gyvénti, ka</text:span><text:span text:style-name="T2"></text:span><text:span text:style-name="T1">p gyvẽnę.</text:span></text:p>
      <text:p text:style-name="P11"><text:span text:style-name="T1">– Nebeñt ta</text:span><text:span text:style-name="T2"></text:span><text:span text:style-name="T1">p, ta</text:span><text:span text:style-name="T2"></text:span><text:span text:style-name="T1"> pridúosiu, – tãrė mótina. – Àš šeimininkáusiu, õ mart</text:span><text:span text:style-name="T2"></text:span><text:span text:style-name="T1"> tegu</text:span><text:span text:style-name="T2"></text:span><text:span text:style-name="T1"> sáu b</text:span><text:span text:style-name="T2"></text:span><text:span text:style-name="T1">na</text:span></text:p>
      <text:p text:style-name="P3">añt šaliẽs, parsinèš sáu dúonos.</text:p>
      <text:p text:style-name="P11"><text:span text:style-name="T1">– Liẽpsiu Jonùkui pasiprašýti Mataũšą </text:span><text:span text:style-name="T2"></text:span><text:span text:style-name="T1"> piršliùs, – šnek</text:span><text:span text:style-name="T2"></text:span><text:span text:style-name="T1">jo t</text:span><text:span text:style-name="T2"></text:span><text:span text:style-name="T1">vas, – i</text:span><text:span text:style-name="T2"></text:span><text:span text:style-name="T1"> tegu</text:span><text:span text:style-name="T2"></text:span><text:span text:style-name="T1"> e</text:span><text:span text:style-name="T2"></text:span><text:span text:style-name="T1">na pàs</text:span></text:p>
      <text:p text:style-name="P11"><text:span text:style-name="T1">Dr</text:span><text:span text:style-name="T2"></text:span><text:span text:style-name="T1">ežo Kãtrę; nõrs nelaba</text:span><text:span text:style-name="T2"></text:span><text:span text:style-name="T1"> áiški, bèt piniga</text:span><text:span text:style-name="T2"></text:span><text:span text:style-name="T1">, ka</text:span><text:span text:style-name="T2"></text:span><text:span text:style-name="T1">p jéi rañkoje. Dúoda kẽturis šimtùs, i</text:span><text:span text:style-name="T2"></text:span><text:span text:style-name="T1"> dal</text:span><text:span text:style-name="T2"></text:span><text:span text:style-name="T1">s</text:span></text:p>
      <text:p text:style-name="P11"><text:span text:style-name="T1">nemažà, õ màno gyvẽnimas nõrs i</text:span><text:span text:style-name="T2"></text:span><text:span text:style-name="T1"> apgriùvęs, bèt žẽmė gerà. Nečiáudės Dr</text:span><text:span text:style-name="T2"></text:span><text:span text:style-name="T1">ežas, õgi i</text:span><text:span text:style-name="T2"></text:span></text:p>
      <text:p text:style-name="P11"><text:span text:style-name="T1">Jonùkas a</text:span><text:span text:style-name="T2"></text:span><text:span text:style-name="T1"> nè výras... i</text:span><text:span text:style-name="T2"></text:span><text:span text:style-name="T1"> </text:span><text:span text:style-name="T2"></text:span><text:span text:style-name="T1">š stuomeñs, i</text:span><text:span text:style-name="T2"></text:span><text:span text:style-name="T1"> </text:span><text:span text:style-name="T2"></text:span><text:span text:style-name="T1">š liemeñs, pat</text:span><text:span text:style-name="T2"></text:span><text:span text:style-name="T1">ks me</text:span><text:span text:style-name="T2"></text:span><text:span text:style-name="T1">gai.</text:span></text:p>
      <text:p text:style-name="P11"><text:span text:style-name="T1">– Š</text:span><text:span text:style-name="T2"></text:span><text:span text:style-name="T1">taigis táu! K</text:span><text:span text:style-name="T2"></text:span><text:span text:style-name="T1"> g</text:span><text:span text:style-name="T2"></text:span><text:span text:style-name="T1"> beišsiskýręs t</text:span><text:span text:style-name="T2"></text:span><text:span text:style-name="T1"> pajúodėlę, didnõsę, pataik</text:span><text:span text:style-name="T2"></text:span><text:span text:style-name="T1">nę, vali</text:span><text:span text:style-name="T2"></text:span><text:span text:style-name="T1">kę! – pak</text:span><text:span text:style-name="T2"></text:span><text:span text:style-name="T1">lo</text:span></text:p>
      <text:p text:style-name="P11"><text:span text:style-name="T1">šaũkti pat</text:span><text:span text:style-name="T2"></text:span><text:span text:style-name="T1">. – Išlẽpinta, išpustýta, išsita</text:span><text:span text:style-name="T2"></text:span><text:span text:style-name="T1">siusi, trãtanti, muslinúota, krakmolúota, i</text:span><text:span text:style-name="T2"></text:span><text:span text:style-name="T1"> e</text:span><text:span text:style-name="T2"></text:span><text:span text:style-name="T1">s pastỹrusi,</text:span></text:p>
      <text:p text:style-name="P11"><text:span text:style-name="T1">ka</text:span><text:span text:style-name="T2"></text:span><text:span text:style-name="T1">p pūsl</text:span><text:span text:style-name="T2"></text:span><text:span text:style-name="T1">. Neganà </text:span><text:span text:style-name="T2"></text:span><text:span text:style-name="T1"> bažnýčią išsikvarkliúoja, bèt i</text:span><text:span text:style-name="T2"></text:span><text:span text:style-name="T1"> põ namùs išsipuõšusi, ka</text:span><text:span text:style-name="T2"></text:span><text:span text:style-name="T1">p panà. E</text:span><text:span text:style-name="T2"></text:span><text:span text:style-name="T1">s šiẽno</text:span></text:p>
      <text:p text:style-name="P11"><text:span text:style-name="T1">gr</text:span><text:span text:style-name="T2"></text:span><text:span text:style-name="T1">bti – apvalk</text:span><text:span text:style-name="T2"></text:span><text:span text:style-name="T1">lis báltas, skepet</text:span><text:span text:style-name="T2"></text:span><text:span text:style-name="T1">lis, prikyšt</text:span><text:span text:style-name="T2"></text:span><text:span text:style-name="T1">lė išdáilinta, ka</text:span><text:span text:style-name="T2"></text:span><text:span text:style-name="T1">p </text:span><text:span text:style-name="T2"></text:span><text:span text:style-name="T1">š p</text:span><text:span text:style-name="T2"></text:span><text:span text:style-name="T1">eno plaũkusi! A</text:span><text:span text:style-name="T2"></text:span><text:span text:style-name="T1"> tàt kuri</text:span><text:span text:style-name="T2"></text:span></text:p>
      <text:p text:style-name="P11"><text:span text:style-name="T1">diẽną bùs šeiminiñkė? Visà </text:span><text:span text:style-name="T2"></text:span><text:span text:style-name="T1">škyla, kàd iše</text:span><text:span text:style-name="T2"></text:span><text:span text:style-name="T1">na sù grėbleliù, õ põ namùs, sãko, nepas</text:span><text:span text:style-name="T2"></text:span><text:span text:style-name="T1">ima n</text:span><text:span text:style-name="T2"></text:span></text:p>
      <text:p text:style-name="P11"><text:span text:style-name="T1">kókio darbẽlio, t</text:span><text:span text:style-name="T2"></text:span><text:span text:style-name="T1">k šlavin</text:span><text:span text:style-name="T2"></text:span><text:span text:style-name="T1">ties, plovin</text:span><text:span text:style-name="T2"></text:span><text:span text:style-name="T1">ties, ta</text:span><text:span text:style-name="T2"></text:span><text:span text:style-name="T1"> įs</text:span><text:span text:style-name="T2"></text:span><text:span text:style-name="T1">s </text:span><text:span text:style-name="T2"></text:span><text:span text:style-name="T1"> staklelès, ta</text:span><text:span text:style-name="T2"></text:span><text:span text:style-name="T1"> siuvin</text:span><text:span text:style-name="T2"></text:span><text:span text:style-name="T1">lį nusitve</text:span><text:span text:style-name="T2"></text:span><text:span text:style-name="T1">s, v</text:span><text:span text:style-name="T2"></text:span><text:span text:style-name="T1">s</text:span></text:p>
      <text:p text:style-name="P11"><text:span text:style-name="T1">niẽkniekius, õ sunkaũs dárbo niẽko. Tfù! Tokiõs lengvada</text:span><text:span text:style-name="T2"></text:span><text:span text:style-name="T1">bės neprašaũ. Mán nere</text:span><text:span text:style-name="T2"></text:span><text:span text:style-name="T1">k cãckų</text:span></text:p>
      <text:p text:style-name="P11"><text:span text:style-name="T1">pacãckų! Mán re</text:span><text:span text:style-name="T2"></text:span><text:span text:style-name="T1">k tokiõs pàt purvãbridės, ka</text:span><text:span text:style-name="T2"></text:span><text:span text:style-name="T1">p i</text:span><text:span text:style-name="T2"></text:span><text:span text:style-name="T1"> àš pat</text:span><text:span text:style-name="T2"></text:span><text:span text:style-name="T1">!</text:span></text:p>
      <text:p text:style-name="P11"><text:span text:style-name="T1">– Nà, mótin, k</text:span><text:span text:style-name="T2"></text:span><text:span text:style-name="T1"> tù čià pliaušk</text:span><text:span text:style-name="T2"></text:span><text:span text:style-name="T1">? Kàs g</text:span><text:span text:style-name="T2"></text:span><text:span text:style-name="T1"> tuõs dárbus nud</text:span><text:span text:style-name="T2"></text:span><text:span text:style-name="T1">rba? Jùk Dr</text:span><text:span text:style-name="T2"></text:span><text:span text:style-name="T1">ežas kitõs mergõs</text:span></text:p>
      <text:p text:style-name="P11"><text:span text:style-name="T1">nesa</text:span><text:span text:style-name="T2"></text:span><text:span text:style-name="T1">do, Katr</text:span><text:span text:style-name="T2"></text:span><text:span text:style-name="T1">kė vienà tėrà; t</text:span><text:span text:style-name="T2"></text:span><text:span text:style-name="T1">vas tóks šnerkšlỹs, spáudžia priẽ dárbo, ka</text:span><text:span text:style-name="T2"></text:span><text:span text:style-name="T1">p paš</text:span><text:span text:style-name="T2"></text:span><text:span text:style-name="T1">lę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5">ŽEMAĨTĖ. MARTÌ</text:p>
      <text:p text:style-name="P5"/>
      <text:p text:style-name="P11"><text:span text:style-name="T3">Niẽko neve</text:span><text:span text:style-name="T4"></text:span><text:span text:style-name="T3">ksi, matuš</text:span><text:span text:style-name="T4"></text:span><text:span text:style-name="T3">le, re</text:span><text:span text:style-name="T4"></text:span><text:span text:style-name="T3">k léisti JONÙKUI vèsti; tegu</text:span><text:span text:style-name="T4"></text:span><text:span text:style-name="T3"> </text:span><text:span text:style-name="T4"></text:span><text:span text:style-name="T3">eško mergõs sù gerà dalià...</text:span></text:p>
      <text:p text:style-name="P11"><text:span text:style-name="T3">Apsimok</text:span><text:span text:style-name="T4"></text:span><text:span text:style-name="T3">sim šiek t</text:span><text:span text:style-name="T4"></text:span><text:span text:style-name="T3">ek skolàs... Negal</text:span><text:span text:style-name="T4"></text:span><text:span text:style-name="T3"> niẽkur n</text:span><text:span text:style-name="T4"></text:span><text:span text:style-name="T3"> nósies išk</text:span><text:span text:style-name="T4"></text:span><text:span text:style-name="T3">šti, labiáusiai karčiamojè, ka</text:span><text:span text:style-name="T4"></text:span><text:span text:style-name="T3">p</text:span></text:p>
      <text:p text:style-name="P11"><text:span text:style-name="T3">apstõs, v</text:span><text:span text:style-name="T4"></text:span><text:span text:style-name="T3">enas – pal</text:span><text:span text:style-name="T4"></text:span><text:span text:style-name="T3">kų, k</text:span><text:span text:style-name="T4"></text:span><text:span text:style-name="T3">tas – šiẽno, pas</text:span><text:span text:style-name="T4"></text:span><text:span text:style-name="T3">lio; k</text:span><text:span text:style-name="T4"></text:span><text:span text:style-name="T3">tas v</text:span><text:span text:style-name="T4"></text:span><text:span text:style-name="T3">l, ka</text:span><text:span text:style-name="T4"></text:span><text:span text:style-name="T3">p vélnias, prisispýręs kamantin</text:span><text:span text:style-name="T4"></text:span><text:span text:style-name="T3">s:</text:span></text:p>
      <text:p text:style-name="P11"><text:span text:style-name="T3">„Kuomèt atidúosi? Kuomèt atidúosi?“, ródos, kàd niẽko daugiaũ n</text:span><text:span text:style-name="T4"></text:span><text:span text:style-name="T3"> šnek</text:span><text:span text:style-name="T4"></text:span><text:span text:style-name="T3">ti nebemóka.</text:span></text:p>
      <text:p text:style-name="P11"><text:span text:style-name="T3">– Užtàt kõ válkiojies põ ka</text:span><text:span text:style-name="T4"></text:span><text:span text:style-name="T3">čiamas? – prik</text:span><text:span text:style-name="T4"></text:span><text:span text:style-name="T3">šo pat</text:span><text:span text:style-name="T4"></text:span><text:span text:style-name="T3">.</text:span></text:p>
      <text:p text:style-name="P11"><text:span text:style-name="T3">– Kažiñ ka</text:span><text:span text:style-name="T4"></text:span><text:span text:style-name="T3">p nenor</text:span><text:span text:style-name="T4"></text:span><text:span text:style-name="T3">tumei e</text:span><text:span text:style-name="T4"></text:span><text:span text:style-name="T3">ti, bèt ka</text:span><text:span text:style-name="T4"></text:span><text:span text:style-name="T3">p apstõs miestè, ta</text:span><text:span text:style-name="T4"></text:span><text:span text:style-name="T3"> nem</text:span><text:span text:style-name="T4"></text:span><text:span text:style-name="T3">tęs tur</text:span><text:span text:style-name="T4"></text:span><text:span text:style-name="T3"> vèsties añt</text:span></text:p>
      <text:p text:style-name="P11"><text:span text:style-name="T3">pùskvortės. Bepigù dár, kàd tõ užtèktų. Tàs priẽ tõ, tàs priẽ tõ, bevéizint </text:span><text:span text:style-name="T4"></text:span><text:span text:style-name="T3"> kel</text:span><text:span text:style-name="T4"></text:span><text:span text:style-name="T3">s bùtelius</text:span></text:p>
      <text:p text:style-name="P11"><text:span text:style-name="T3">ĮVÃRĘ, õ ka</text:span><text:span text:style-name="T4"></text:span><text:span text:style-name="T3">p pasige</text:span><text:span text:style-name="T4"></text:span><text:span text:style-name="T3">s – tikr</text:span><text:span text:style-name="T4"></text:span><text:span text:style-name="T3"> velnia</text:span><text:span text:style-name="T4"></text:span><text:span text:style-name="T3">: įmanýtų supl</text:span><text:span text:style-name="T4"></text:span><text:span text:style-name="T3">šyti ùž tàs biẽso skolàs... Atidúosiu</text:span></text:p>
      <text:p text:style-name="P11"><text:span text:style-name="T3">gyvẽnimą, tesiž</text:span><text:span text:style-name="T4"></text:span><text:span text:style-name="T3">no va</text:span><text:span text:style-name="T4"></text:span><text:span text:style-name="T3">kas, tegu</text:span><text:span text:style-name="T4"></text:span><text:span text:style-name="T3"> mok</text:span><text:span text:style-name="T4"></text:span><text:span text:style-name="T3">sis, niẽkur nebesik</text:span><text:span text:style-name="T4"></text:span><text:span text:style-name="T3">šiu.</text:span></text:p>
      <text:p text:style-name="P11"><text:span text:style-name="T3">– Ka</text:span><text:span text:style-name="T4"></text:span><text:span text:style-name="T3">pgis, ka</text:span><text:span text:style-name="T4"></text:span><text:span text:style-name="T3">pgis, tõ betr</text:span><text:span text:style-name="T4"></text:span><text:span text:style-name="T3">ko! Atidúok v</text:span><text:span text:style-name="T4"></text:span><text:span text:style-name="T3">ską, pasku</text:span><text:span text:style-name="T4"></text:span><text:span text:style-name="T3"> va</text:span><text:span text:style-name="T4"></text:span><text:span text:style-name="T3">kas bevadžiõs mùs ùž čiuprõs!</text:span></text:p>
      <text:p text:style-name="P11"><text:span text:style-name="T3">Àš nedúosiu, neužléisiu, kõl t</text:span><text:span text:style-name="T4"></text:span><text:span text:style-name="T3">k gyvà! – šaũkė pat</text:span><text:span text:style-name="T4"></text:span><text:span text:style-name="T3">, kaska</text:span><text:span text:style-name="T4"></text:span><text:span text:style-name="T3">t didžiaũ įniršdamà. – Nepadúosiu</text:span></text:p>
      <text:p text:style-name="P11"><text:span text:style-name="T3">sámčio, nenóriu poniõs añt sàvo galvõs, àš neméilysiu k</text:span><text:span text:style-name="T4"></text:span><text:span text:style-name="T3">snio </text:span><text:span text:style-name="T4"></text:span><text:span text:style-name="T3">š marčiõs rañkų, tõ nebùs,</text:span></text:p>
      <text:p text:style-name="P5">neprašaũ!</text:p>
      <text:p text:style-name="P11"><text:span text:style-name="T3">– Nà, nà, nà, taršk</text:span><text:span text:style-name="T4"></text:span><text:span text:style-name="T3">k netaršk</text:span><text:span text:style-name="T4"></text:span><text:span text:style-name="T3">jusi, ka</text:span><text:span text:style-name="T4"></text:span><text:span text:style-name="T3">p žỹdo rãtai! Gyvénk, gyvénk, nepadúok, õ ka</text:span><text:span text:style-name="T4"></text:span><text:span text:style-name="T3">p</text:span></text:p>
      <text:p text:style-name="P11"><text:span text:style-name="T3">ištaksavõs skõlininkai, bùs táu šm</text:span><text:span text:style-name="T4"></text:span><text:span text:style-name="T3">kšt pe</text:span><text:span text:style-name="T4"></text:span><text:span text:style-name="T3"> dant</text:span><text:span text:style-name="T4"></text:span><text:span text:style-name="T3">s! Benè táu mart</text:span><text:span text:style-name="T4"></text:span><text:span text:style-name="T3"> sprándą nusùks? Neláidyk</text:span></text:p>
      <text:p text:style-name="P11"><text:span text:style-name="T3">liežùvio – i</text:span><text:span text:style-name="T4"></text:span><text:span text:style-name="T3"> bùs gera</text:span><text:span text:style-name="T4"></text:span><text:span text:style-name="T3">.</text:span></text:p>
      <text:p text:style-name="P11"><text:span text:style-name="T3">– D</text:span><text:span text:style-name="T4"></text:span><text:span text:style-name="T3">l màno liežùvio išsitèks mart</text:span><text:span text:style-name="T4"></text:span><text:span text:style-name="T3">, – atšóvė pat</text:span><text:span text:style-name="T4"></text:span><text:span text:style-name="T3">, – bèt táu ta</text:span><text:span text:style-name="T4"></text:span><text:span text:style-name="T3"> užrùks, nebetur</text:span><text:span text:style-name="T4"></text:span><text:span text:style-name="T3">si </text:span><text:span text:style-name="T4"></text:span><text:span text:style-name="T3">š kõ</text:span></text:p>
      <text:p text:style-name="P11"><text:span text:style-name="T3">sprógti. Kàs padãrė tàs skolàs? Màžne v</text:span><text:span text:style-name="T4"></text:span><text:span text:style-name="T3">są gyvẽnimą pravare</text:span><text:span text:style-name="T4"></text:span><text:span text:style-name="T3"> pe</text:span><text:span text:style-name="T4"></text:span><text:span text:style-name="T3"> gérklę! A</text:span><text:span text:style-name="T4"></text:span><text:span text:style-name="T3"> negal</text:span><text:span text:style-name="T4"></text:span><text:span text:style-name="T3">tumei dár</text:span></text:p>
      <text:p text:style-name="P11"><text:span text:style-name="T3">gyvénti, dora</text:span><text:span text:style-name="T4"></text:span><text:span text:style-name="T3"> e</text:span><text:span text:style-name="T4"></text:span><text:span text:style-name="T3">gdamos? Maũšas, beróds, prakùto, bèt tù nusmuka</text:span><text:span text:style-name="T4"></text:span><text:span text:style-name="T3">. Añt gãlo, ma</text:span><text:span text:style-name="T4"></text:span><text:span text:style-name="T3">čią</text:span></text:p>
      <text:p text:style-name="P11"><text:span text:style-name="T3">užsod</text:span><text:span text:style-name="T4"></text:span><text:span text:style-name="T3">nsi añt sprándo, paláuk, išmanýsi tù!..</text:span></text:p>
      <text:p text:style-name="P11"><text:span text:style-name="T3">– Tyl</text:span><text:span text:style-name="T4"></text:span><text:span text:style-name="T3">k, nà! – sušùko výras. – Tuõj gáuni </text:span><text:span text:style-name="T4"></text:span><text:span text:style-name="T3"> snùkį! Ka</text:span><text:span text:style-name="T4"></text:span><text:span text:style-name="T3">p sakaũ, ta</text:span><text:span text:style-name="T4"></text:span><text:span text:style-name="T3">p i</text:span><text:span text:style-name="T4"></text:span><text:span text:style-name="T3"> bùs. Jonùkas vès,</text:span></text:p>
      <text:p text:style-name="P11"><text:span text:style-name="T3">gaũs pãspirtį i</text:span><text:span text:style-name="T4"></text:span><text:span text:style-name="T3"> gal</text:span><text:span text:style-name="T4"></text:span><text:span text:style-name="T3">sime gyvénti, ka</text:span><text:span text:style-name="T4"></text:span><text:span text:style-name="T3">p gyvẽnę.</text:span></text:p>
      <text:p text:style-name="P11"><text:span text:style-name="T3">– Nebeñt ta</text:span><text:span text:style-name="T4"></text:span><text:span text:style-name="T3">p, ta</text:span><text:span text:style-name="T4"></text:span><text:span text:style-name="T3"> pridúosiu, – tãrė mótina. – Àš šeimininkáusiu, õ mart</text:span><text:span text:style-name="T4"></text:span><text:span text:style-name="T3"> tegu</text:span><text:span text:style-name="T4"></text:span><text:span text:style-name="T3"> sáu b</text:span><text:span text:style-name="T4"></text:span><text:span text:style-name="T3">na</text:span></text:p>
      <text:p text:style-name="P5">añt šaliẽs, parsinèš sáu dúonos.</text:p>
      <text:p text:style-name="P11"><text:span text:style-name="T3">– Liẽpsiu Jonùkui pasiprašýti Mataũšą </text:span><text:span text:style-name="T4"></text:span><text:span text:style-name="T3"> piršliùs, – šnek</text:span><text:span text:style-name="T4"></text:span><text:span text:style-name="T3">jo t</text:span><text:span text:style-name="T4"></text:span><text:span text:style-name="T3">vas, – i</text:span><text:span text:style-name="T4"></text:span><text:span text:style-name="T3"> tegu</text:span><text:span text:style-name="T4"></text:span><text:span text:style-name="T3"> e</text:span><text:span text:style-name="T4"></text:span><text:span text:style-name="T3">na pàs</text:span></text:p>
      <text:p text:style-name="P11"><text:span text:style-name="T3">Dr</text:span><text:span text:style-name="T4"></text:span><text:span text:style-name="T3">ežo Kãtrę; nõrs nelaba</text:span><text:span text:style-name="T4"></text:span><text:span text:style-name="T3"> áiški, bèt piniga</text:span><text:span text:style-name="T4"></text:span><text:span text:style-name="T3">, ka</text:span><text:span text:style-name="T4"></text:span><text:span text:style-name="T3">p jéi rañkoje. Dúoda kẽturis šimtùs, i</text:span><text:span text:style-name="T4"></text:span><text:span text:style-name="T3"> dal</text:span><text:span text:style-name="T4"></text:span><text:span text:style-name="T3">s</text:span></text:p>
      <text:p text:style-name="P11"><text:span text:style-name="T3">nemažà, õ màno gyvẽnimas nõrs i</text:span><text:span text:style-name="T4"></text:span><text:span text:style-name="T3"> apgriùvęs, bèt žẽmė gerà. Nečiáudės Dr</text:span><text:span text:style-name="T4"></text:span><text:span text:style-name="T3">ežas, õgi i</text:span><text:span text:style-name="T4"></text:span></text:p>
      <text:p text:style-name="P11"><text:span text:style-name="T3">Jonùkas a</text:span><text:span text:style-name="T4"></text:span><text:span text:style-name="T3"> nè výras... i</text:span><text:span text:style-name="T4"></text:span><text:span text:style-name="T3"> </text:span><text:span text:style-name="T4"></text:span><text:span text:style-name="T3">š stuomeñs, i</text:span><text:span text:style-name="T4"></text:span><text:span text:style-name="T3"> </text:span><text:span text:style-name="T4"></text:span><text:span text:style-name="T3">š liemeñs, pat</text:span><text:span text:style-name="T4"></text:span><text:span text:style-name="T3">ks me</text:span><text:span text:style-name="T4"></text:span><text:span text:style-name="T3">gai.</text:span></text:p>
      <text:p text:style-name="P11"><text:span text:style-name="T3">– Š</text:span><text:span text:style-name="T4"></text:span><text:span text:style-name="T3">taigis táu! K</text:span><text:span text:style-name="T4"></text:span><text:span text:style-name="T3"> g</text:span><text:span text:style-name="T4"></text:span><text:span text:style-name="T3"> beišsiskýręs t</text:span><text:span text:style-name="T4"></text:span><text:span text:style-name="T3"> pajúodėlę, didnõsę, pataik</text:span><text:span text:style-name="T4"></text:span><text:span text:style-name="T3">nę, vali</text:span><text:span text:style-name="T4"></text:span><text:span text:style-name="T3">kę! – pak</text:span><text:span text:style-name="T4"></text:span><text:span text:style-name="T3">lo</text:span></text:p>
      <text:p text:style-name="P11"><text:span text:style-name="T3">šaũkti pat</text:span><text:span text:style-name="T4"></text:span><text:span text:style-name="T3">. – Išlẽpinta, išpustýta, išsita</text:span><text:span text:style-name="T4"></text:span><text:span text:style-name="T3">siusi, trãtanti, muslinúota, krakmolúota, i</text:span><text:span text:style-name="T4"></text:span><text:span text:style-name="T3"> e</text:span><text:span text:style-name="T4"></text:span><text:span text:style-name="T3">s pastỹrusi,</text:span></text:p>
      <text:p text:style-name="P11"><text:span text:style-name="T3">ka</text:span><text:span text:style-name="T4"></text:span><text:span text:style-name="T3">p pūsl</text:span><text:span text:style-name="T4"></text:span><text:span text:style-name="T3">. Neganà </text:span><text:span text:style-name="T4"></text:span><text:span text:style-name="T3"> bažnýčią išsikvarkliúoja, bèt i</text:span><text:span text:style-name="T4"></text:span><text:span text:style-name="T3"> põ namùs išsipuõšusi, ka</text:span><text:span text:style-name="T4"></text:span><text:span text:style-name="T3">p panà. E</text:span><text:span text:style-name="T4"></text:span><text:span text:style-name="T3">s šiẽno</text:span></text:p>
      <text:p text:style-name="P11"><text:span text:style-name="T3">gr</text:span><text:span text:style-name="T4"></text:span><text:span text:style-name="T3">bti – apvalk</text:span><text:span text:style-name="T4"></text:span><text:span text:style-name="T3">lis báltas, skepet</text:span><text:span text:style-name="T4"></text:span><text:span text:style-name="T3">lis, prikyšt</text:span><text:span text:style-name="T4"></text:span><text:span text:style-name="T3">lė išdáilinta, ka</text:span><text:span text:style-name="T4"></text:span><text:span text:style-name="T3">p </text:span><text:span text:style-name="T4"></text:span><text:span text:style-name="T3">š p</text:span><text:span text:style-name="T4"></text:span><text:span text:style-name="T3">eno plaũkusi! A</text:span><text:span text:style-name="T4"></text:span><text:span text:style-name="T3"> tàt kuri</text:span><text:span text:style-name="T4"></text:span></text:p>
      <text:p text:style-name="P11"><text:span text:style-name="T3">diẽną bùs šeiminiñkė? Visà </text:span><text:span text:style-name="T4"></text:span><text:span text:style-name="T3">škyla, kàd iše</text:span><text:span text:style-name="T4"></text:span><text:span text:style-name="T3">na sù grėbleliù, õ põ namùs, sãko, nepas</text:span><text:span text:style-name="T4"></text:span><text:span text:style-name="T3">ima n</text:span><text:span text:style-name="T4"></text:span></text:p>
      <text:p text:style-name="P11"><text:span text:style-name="T3">kókio darbẽlio, t</text:span><text:span text:style-name="T4"></text:span><text:span text:style-name="T3">k šlavin</text:span><text:span text:style-name="T4"></text:span><text:span text:style-name="T3">ties, plovin</text:span><text:span text:style-name="T4"></text:span><text:span text:style-name="T3">ties, ta</text:span><text:span text:style-name="T4"></text:span><text:span text:style-name="T3"> įs</text:span><text:span text:style-name="T4"></text:span><text:span text:style-name="T3">s </text:span><text:span text:style-name="T4"></text:span><text:span text:style-name="T3"> staklelès, ta</text:span><text:span text:style-name="T4"></text:span><text:span text:style-name="T3"> siuvin</text:span><text:span text:style-name="T4"></text:span><text:span text:style-name="T3">lį nusitve</text:span><text:span text:style-name="T4"></text:span><text:span text:style-name="T3">s, v</text:span><text:span text:style-name="T4"></text:span><text:span text:style-name="T3">s</text:span></text:p>
      <text:p text:style-name="P11"><text:span text:style-name="T3">niẽkniekius, õ sunkaũs dárbo niẽko. Tfù! Tokiõs lengvada</text:span><text:span text:style-name="T4"></text:span><text:span text:style-name="T3">bės neprašaũ. Mán nere</text:span><text:span text:style-name="T4"></text:span><text:span text:style-name="T3">k cãckų</text:span></text:p>
      <text:p text:style-name="P11"><text:span text:style-name="T3">pacãckų! Mán re</text:span><text:span text:style-name="T4"></text:span><text:span text:style-name="T3">k tokiõs pàt purvãbridės, ka</text:span><text:span text:style-name="T4"></text:span><text:span text:style-name="T3">p i</text:span><text:span text:style-name="T4"></text:span><text:span text:style-name="T3"> àš pat</text:span><text:span text:style-name="T4"></text:span><text:span text:style-name="T3">!</text:span></text:p>
      <text:p text:style-name="P11"><text:span text:style-name="T3">– Nà, mótin, k</text:span><text:span text:style-name="T4"></text:span><text:span text:style-name="T3"> tù čià pliaušk</text:span><text:span text:style-name="T4"></text:span><text:span text:style-name="T3">? Kàs g</text:span><text:span text:style-name="T4"></text:span><text:span text:style-name="T3"> tuõs dárbus nud</text:span><text:span text:style-name="T4"></text:span><text:span text:style-name="T3">rba? Jùk Dr</text:span><text:span text:style-name="T4"></text:span><text:span text:style-name="T3">ežas kitõs mergõs</text:span></text:p>
      <text:p text:style-name="P11"><text:span text:style-name="T3">nesa</text:span><text:span text:style-name="T4"></text:span><text:span text:style-name="T3">do, Katr</text:span><text:span text:style-name="T4"></text:span><text:span text:style-name="T3">kė vienà tėrà; t</text:span><text:span text:style-name="T4"></text:span><text:span text:style-name="T3">vas tóks šnerkšlỹs, spáudžia priẽ dárbo, ka</text:span><text:span text:style-name="T4"></text:span><text:span text:style-name="T3">p paš</text:span><text:span text:style-name="T4"></text:span><text:span text:style-name="T3">lęs.</text:span></text:p>
      <text:p text:style-name="P5"/>
      <text:p text:style-name="P5"/>
      <text:p text:style-name="P5"/>
      <text:p text:style-name="P13"/>
      <text:p text:style-name="P12"/>
      <text:p text:style-name="P14">ŽEMAĨTĖ. MARTÌ</text:p>
      <text:p text:style-name="P14"/>
      <text:p text:style-name="P11"><text:span text:style-name="T5">Niẽko neve</text:span><text:span text:style-name="T6"></text:span><text:span text:style-name="T5">ksi, matuš</text:span><text:span text:style-name="T6"></text:span><text:span text:style-name="T5">le, re</text:span><text:span text:style-name="T6"></text:span><text:span text:style-name="T5">k léisti JONÙKUI vèsti; tegu</text:span><text:span text:style-name="T6"></text:span><text:span text:style-name="T5"> </text:span><text:span text:style-name="T6"></text:span><text:span text:style-name="T5">eško mergõs sù gerà dalià...</text:span></text:p>
      <text:p text:style-name="P11"><text:span text:style-name="T5">Apsimok</text:span><text:span text:style-name="T6"></text:span><text:span text:style-name="T5">sim šiek t</text:span><text:span text:style-name="T6"></text:span><text:span text:style-name="T5">ek skolàs... Negal</text:span><text:span text:style-name="T6"></text:span><text:span text:style-name="T5"> niẽkur n</text:span><text:span text:style-name="T6"></text:span><text:span text:style-name="T5"> nósies išk</text:span><text:span text:style-name="T6"></text:span><text:span text:style-name="T5">šti, labiáusiai karčiamojè, ka</text:span><text:span text:style-name="T6"></text:span><text:span text:style-name="T5">p</text:span></text:p>
      <text:p text:style-name="P11"><text:span text:style-name="T5">apstõs, v</text:span><text:span text:style-name="T6"></text:span><text:span text:style-name="T5">enas – pal</text:span><text:span text:style-name="T6"></text:span><text:span text:style-name="T5">kų, k</text:span><text:span text:style-name="T6"></text:span><text:span text:style-name="T5">tas – šiẽno, pas</text:span><text:span text:style-name="T6"></text:span><text:span text:style-name="T5">lio; k</text:span><text:span text:style-name="T6"></text:span><text:span text:style-name="T5">tas v</text:span><text:span text:style-name="T6"></text:span><text:span text:style-name="T5">l, ka</text:span><text:span text:style-name="T6"></text:span><text:span text:style-name="T5">p vélnias, prisispýręs kamantin</text:span><text:span text:style-name="T6"></text:span><text:span text:style-name="T5">s:</text:span></text:p>
      <text:p text:style-name="P11"><text:span text:style-name="T5">„Kuomèt atidúosi? Kuomèt atidúosi?“, ródos, kàd niẽko daugiaũ n</text:span><text:span text:style-name="T6"></text:span><text:span text:style-name="T5"> šnek</text:span><text:span text:style-name="T6"></text:span><text:span text:style-name="T5">ti nebemóka.</text:span></text:p>
      <text:p text:style-name="P11"><text:span text:style-name="T5">– Užtàt kõ válkiojies põ ka</text:span><text:span text:style-name="T6"></text:span><text:span text:style-name="T5">čiamas? – prik</text:span><text:span text:style-name="T6"></text:span><text:span text:style-name="T5">šo pat</text:span><text:span text:style-name="T6"></text:span><text:span text:style-name="T5">.</text:span></text:p>
      <text:p text:style-name="P11"><text:span text:style-name="T5">– Kažiñ ka</text:span><text:span text:style-name="T6"></text:span><text:span text:style-name="T5">p nenor</text:span><text:span text:style-name="T6"></text:span><text:span text:style-name="T5">tumei e</text:span><text:span text:style-name="T6"></text:span><text:span text:style-name="T5">ti, bèt ka</text:span><text:span text:style-name="T6"></text:span><text:span text:style-name="T5">p apstõs miestè, ta</text:span><text:span text:style-name="T6"></text:span><text:span text:style-name="T5"> nem</text:span><text:span text:style-name="T6"></text:span><text:span text:style-name="T5">tęs tur</text:span><text:span text:style-name="T6"></text:span><text:span text:style-name="T5"> vèsties añt</text:span></text:p>
      <text:p text:style-name="P11"><text:span text:style-name="T5">pùskvortės. Bepigù dár, kàd tõ užtèktų. Tàs priẽ tõ, tàs priẽ tõ, bevéizint </text:span><text:span text:style-name="T6"></text:span><text:span text:style-name="T5"> kel</text:span><text:span text:style-name="T6"></text:span><text:span text:style-name="T5">s bùtelius</text:span></text:p>
      <text:p text:style-name="P11"><text:span text:style-name="T5">ĮVÃRĘ, õ ka</text:span><text:span text:style-name="T6"></text:span><text:span text:style-name="T5">p pasige</text:span><text:span text:style-name="T6"></text:span><text:span text:style-name="T5">s – tikr</text:span><text:span text:style-name="T6"></text:span><text:span text:style-name="T5"> velnia</text:span><text:span text:style-name="T6"></text:span><text:span text:style-name="T5">: įmanýtų supl</text:span><text:span text:style-name="T6"></text:span><text:span text:style-name="T5">šyti ùž tàs biẽso skolàs... Atidúosiu</text:span></text:p>
      <text:p text:style-name="P11"><text:span text:style-name="T5">gyvẽnimą, tesiž</text:span><text:span text:style-name="T6"></text:span><text:span text:style-name="T5">no va</text:span><text:span text:style-name="T6"></text:span><text:span text:style-name="T5">kas, tegu</text:span><text:span text:style-name="T6"></text:span><text:span text:style-name="T5"> mok</text:span><text:span text:style-name="T6"></text:span><text:span text:style-name="T5">sis, niẽkur nebesik</text:span><text:span text:style-name="T6"></text:span><text:span text:style-name="T5">šiu.</text:span></text:p>
      <text:p text:style-name="P11"><text:span text:style-name="T5">– Ka</text:span><text:span text:style-name="T6"></text:span><text:span text:style-name="T5">pgis, ka</text:span><text:span text:style-name="T6"></text:span><text:span text:style-name="T5">pgis, tõ betr</text:span><text:span text:style-name="T6"></text:span><text:span text:style-name="T5">ko! Atidúok v</text:span><text:span text:style-name="T6"></text:span><text:span text:style-name="T5">ską, pasku</text:span><text:span text:style-name="T6"></text:span><text:span text:style-name="T5"> va</text:span><text:span text:style-name="T6"></text:span><text:span text:style-name="T5">kas bevadžiõs mùs ùž čiuprõs!</text:span></text:p>
      <text:p text:style-name="P11"><text:span text:style-name="T5">Àš nedúosiu, neužléisiu, kõl t</text:span><text:span text:style-name="T6"></text:span><text:span text:style-name="T5">k gyvà! – šaũkė pat</text:span><text:span text:style-name="T6"></text:span><text:span text:style-name="T5">, kaska</text:span><text:span text:style-name="T6"></text:span><text:span text:style-name="T5">t didžiaũ įniršdamà. – Nepadúosiu</text:span></text:p>
      <text:p text:style-name="P11"><text:span text:style-name="T5">sámčio, nenóriu poniõs añt sàvo galvõs, àš neméilysiu k</text:span><text:span text:style-name="T6"></text:span><text:span text:style-name="T5">snio </text:span><text:span text:style-name="T6"></text:span><text:span text:style-name="T5">š marčiõs rañkų, tõ nebùs,</text:span></text:p>
      <text:p text:style-name="P14">neprašaũ!</text:p>
      <text:p text:style-name="P11"><text:span text:style-name="T5">– Nà, nà, nà, taršk</text:span><text:span text:style-name="T6"></text:span><text:span text:style-name="T5">k netaršk</text:span><text:span text:style-name="T6"></text:span><text:span text:style-name="T5">jusi, ka</text:span><text:span text:style-name="T6"></text:span><text:span text:style-name="T5">p žỹdo rãtai! Gyvénk, gyvénk, nepadúok, õ ka</text:span><text:span text:style-name="T6"></text:span><text:span text:style-name="T5">p</text:span></text:p>
      <text:p text:style-name="P11"><text:span text:style-name="T5">ištaksavõs skõlininkai, bùs táu šm</text:span><text:span text:style-name="T6"></text:span><text:span text:style-name="T5">kšt pe</text:span><text:span text:style-name="T6"></text:span><text:span text:style-name="T5"> dant</text:span><text:span text:style-name="T6"></text:span><text:span text:style-name="T5">s! Benè táu mart</text:span><text:span text:style-name="T6"></text:span><text:span text:style-name="T5"> sprándą nusùks? Neláidyk</text:span></text:p>
      <text:p text:style-name="P11"><text:span text:style-name="T5">liežùvio – i</text:span><text:span text:style-name="T6"></text:span><text:span text:style-name="T5"> bùs gera</text:span><text:span text:style-name="T6"></text:span><text:span text:style-name="T5">.</text:span></text:p>
      <text:p text:style-name="P11"><text:span text:style-name="T5">– D</text:span><text:span text:style-name="T6"></text:span><text:span text:style-name="T5">l màno liežùvio išsitèks mart</text:span><text:span text:style-name="T6"></text:span><text:span text:style-name="T5">, – atšóvė pat</text:span><text:span text:style-name="T6"></text:span><text:span text:style-name="T5">, – bèt táu ta</text:span><text:span text:style-name="T6"></text:span><text:span text:style-name="T5"> užrùks, nebetur</text:span><text:span text:style-name="T6"></text:span><text:span text:style-name="T5">si </text:span><text:span text:style-name="T6"></text:span><text:span text:style-name="T5">š kõ</text:span></text:p>
      <text:p text:style-name="P11"><text:span text:style-name="T5">sprógti. Kàs padãrė tàs skolàs? Màžne v</text:span><text:span text:style-name="T6"></text:span><text:span text:style-name="T5">są gyvẽnimą pravare</text:span><text:span text:style-name="T6"></text:span><text:span text:style-name="T5"> pe</text:span><text:span text:style-name="T6"></text:span><text:span text:style-name="T5"> gérklę! A</text:span><text:span text:style-name="T6"></text:span><text:span text:style-name="T5"> negal</text:span><text:span text:style-name="T6"></text:span><text:span text:style-name="T5">tumei dár</text:span></text:p>
      <text:p text:style-name="P11"><text:span text:style-name="T5">gyvénti, dora</text:span><text:span text:style-name="T6"></text:span><text:span text:style-name="T5"> e</text:span><text:span text:style-name="T6"></text:span><text:span text:style-name="T5">gdamos? Maũšas, beróds, prakùto, bèt tù nusmuka</text:span><text:span text:style-name="T6"></text:span><text:span text:style-name="T5">. Añt gãlo, ma</text:span><text:span text:style-name="T6"></text:span><text:span text:style-name="T5">čią</text:span></text:p>
      <text:p text:style-name="P11"><text:span text:style-name="T5">užsod</text:span><text:span text:style-name="T6"></text:span><text:span text:style-name="T5">nsi añt sprándo, paláuk, išmanýsi tù!..</text:span></text:p>
      <text:p text:style-name="P11"><text:span text:style-name="T5">– Tyl</text:span><text:span text:style-name="T6"></text:span><text:span text:style-name="T5">k, nà! – sušùko výras. – Tuõj gáuni </text:span><text:span text:style-name="T6"></text:span><text:span text:style-name="T5"> snùkį! Ka</text:span><text:span text:style-name="T6"></text:span><text:span text:style-name="T5">p sakaũ, ta</text:span><text:span text:style-name="T6"></text:span><text:span text:style-name="T5">p i</text:span><text:span text:style-name="T6"></text:span><text:span text:style-name="T5"> bùs. Jonùkas vès,</text:span></text:p>
      <text:p text:style-name="P11"><text:span text:style-name="T5">gaũs pãspirtį i</text:span><text:span text:style-name="T6"></text:span><text:span text:style-name="T5"> gal</text:span><text:span text:style-name="T6"></text:span><text:span text:style-name="T5">sime gyvénti, ka</text:span><text:span text:style-name="T6"></text:span><text:span text:style-name="T5">p gyvẽnę.</text:span></text:p>
      <text:p text:style-name="P11"><text:span text:style-name="T5">– Nebeñt ta</text:span><text:span text:style-name="T6"></text:span><text:span text:style-name="T5">p, ta</text:span><text:span text:style-name="T6"></text:span><text:span text:style-name="T5"> pridúosiu, – tãrė mótina. – Àš šeimininkáusiu, õ mart</text:span><text:span text:style-name="T6"></text:span><text:span text:style-name="T5"> tegu</text:span><text:span text:style-name="T6"></text:span><text:span text:style-name="T5"> sáu b</text:span><text:span text:style-name="T6"></text:span><text:span text:style-name="T5">na</text:span></text:p>
      <text:p text:style-name="P14">añt šaliẽs, parsinèš sáu dúonos.</text:p>
      <text:p text:style-name="P11"><text:span text:style-name="T5">– Liẽpsiu Jonùkui pasiprašýti Mataũšą </text:span><text:span text:style-name="T6"></text:span><text:span text:style-name="T5"> piršliùs, – šnek</text:span><text:span text:style-name="T6"></text:span><text:span text:style-name="T5">jo t</text:span><text:span text:style-name="T6"></text:span><text:span text:style-name="T5">vas, – i</text:span><text:span text:style-name="T6"></text:span><text:span text:style-name="T5"> tegu</text:span><text:span text:style-name="T6"></text:span><text:span text:style-name="T5"> e</text:span><text:span text:style-name="T6"></text:span><text:span text:style-name="T5">na pàs</text:span></text:p>
      <text:p text:style-name="P11"><text:span text:style-name="T5">Dr</text:span><text:span text:style-name="T6"></text:span><text:span text:style-name="T5">ežo Kãtrę; nõrs nelaba</text:span><text:span text:style-name="T6"></text:span><text:span text:style-name="T5"> áiški, bèt piniga</text:span><text:span text:style-name="T6"></text:span><text:span text:style-name="T5">, ka</text:span><text:span text:style-name="T6"></text:span><text:span text:style-name="T5">p jéi rañkoje. Dúoda kẽturis šimtùs, i</text:span><text:span text:style-name="T6"></text:span><text:span text:style-name="T5"> dal</text:span><text:span text:style-name="T6"></text:span><text:span text:style-name="T5">s</text:span></text:p>
      <text:p text:style-name="P11"><text:span text:style-name="T5">nemažà, õ màno gyvẽnimas nõrs i</text:span><text:span text:style-name="T6"></text:span><text:span text:style-name="T5"> apgriùvęs, bèt žẽmė gerà. Nečiáudės Dr</text:span><text:span text:style-name="T6"></text:span><text:span text:style-name="T5">ežas, õgi i</text:span><text:span text:style-name="T6"></text:span></text:p>
      <text:p text:style-name="P11"><text:span text:style-name="T5">Jonùkas a</text:span><text:span text:style-name="T6"></text:span><text:span text:style-name="T5"> nè výras... i</text:span><text:span text:style-name="T6"></text:span><text:span text:style-name="T5"> </text:span><text:span text:style-name="T6"></text:span><text:span text:style-name="T5">š stuomeñs, i</text:span><text:span text:style-name="T6"></text:span><text:span text:style-name="T5"> </text:span><text:span text:style-name="T6"></text:span><text:span text:style-name="T5">š liemeñs, pat</text:span><text:span text:style-name="T6"></text:span><text:span text:style-name="T5">ks me</text:span><text:span text:style-name="T6"></text:span><text:span text:style-name="T5">gai.</text:span></text:p>
      <text:p text:style-name="P11"><text:span text:style-name="T5">– Š</text:span><text:span text:style-name="T6"></text:span><text:span text:style-name="T5">taigis táu! K</text:span><text:span text:style-name="T6"></text:span><text:span text:style-name="T5"> g</text:span><text:span text:style-name="T6"></text:span><text:span text:style-name="T5"> beišsiskýręs t</text:span><text:span text:style-name="T6"></text:span><text:span text:style-name="T5"> pajúodėlę, didnõsę, pataik</text:span><text:span text:style-name="T6"></text:span><text:span text:style-name="T5">nę, vali</text:span><text:span text:style-name="T6"></text:span><text:span text:style-name="T5">kę! – pak</text:span><text:span text:style-name="T6"></text:span><text:span text:style-name="T5">lo</text:span></text:p>
      <text:p text:style-name="P11"><text:span text:style-name="T5">šaũkti pat</text:span><text:span text:style-name="T6"></text:span><text:span text:style-name="T5">. – Išlẽpinta, išpustýta, išsita</text:span><text:span text:style-name="T6"></text:span><text:span text:style-name="T5">siusi, trãtanti, muslinúota, krakmolúota, i</text:span><text:span text:style-name="T6"></text:span><text:span text:style-name="T5"> e</text:span><text:span text:style-name="T6"></text:span><text:span text:style-name="T5">s pastỹrusi,</text:span></text:p>
      <text:p text:style-name="P11"><text:span text:style-name="T5">ka</text:span><text:span text:style-name="T6"></text:span><text:span text:style-name="T5">p pūsl</text:span><text:span text:style-name="T6"></text:span><text:span text:style-name="T5">. Neganà </text:span><text:span text:style-name="T6"></text:span><text:span text:style-name="T5"> bažnýčią išsikvarkliúoja, bèt i</text:span><text:span text:style-name="T6"></text:span><text:span text:style-name="T5"> põ namùs išsipuõšusi, ka</text:span><text:span text:style-name="T6"></text:span><text:span text:style-name="T5">p panà. E</text:span><text:span text:style-name="T6"></text:span><text:span text:style-name="T5">s šiẽno</text:span></text:p>
      <text:p text:style-name="P11"><text:span text:style-name="T5">gr</text:span><text:span text:style-name="T6"></text:span><text:span text:style-name="T5">bti – apvalk</text:span><text:span text:style-name="T6"></text:span><text:span text:style-name="T5">lis báltas, skepet</text:span><text:span text:style-name="T6"></text:span><text:span text:style-name="T5">lis, prikyšt</text:span><text:span text:style-name="T6"></text:span><text:span text:style-name="T5">lė išdáilinta, ka</text:span><text:span text:style-name="T6"></text:span><text:span text:style-name="T5">p </text:span><text:span text:style-name="T6"></text:span><text:span text:style-name="T5">š p</text:span><text:span text:style-name="T6"></text:span><text:span text:style-name="T5">eno plaũkusi! A</text:span><text:span text:style-name="T6"></text:span><text:span text:style-name="T5"> tàt kuri</text:span><text:span text:style-name="T6"></text:span></text:p>
      <text:p text:style-name="P11"><text:span text:style-name="T5">diẽną bùs šeiminiñkė? Visà </text:span><text:span text:style-name="T6"></text:span><text:span text:style-name="T5">škyla, kàd iše</text:span><text:span text:style-name="T6"></text:span><text:span text:style-name="T5">na sù grėbleliù, õ põ namùs, sãko, nepas</text:span><text:span text:style-name="T6"></text:span><text:span text:style-name="T5">ima n</text:span><text:span text:style-name="T6"></text:span></text:p>
      <text:p text:style-name="P11"><text:span text:style-name="T5">kókio darbẽlio, t</text:span><text:span text:style-name="T6"></text:span><text:span text:style-name="T5">k šlavin</text:span><text:span text:style-name="T6"></text:span><text:span text:style-name="T5">ties, plovin</text:span><text:span text:style-name="T6"></text:span><text:span text:style-name="T5">ties, ta</text:span><text:span text:style-name="T6"></text:span><text:span text:style-name="T5"> įs</text:span><text:span text:style-name="T6"></text:span><text:span text:style-name="T5">s </text:span><text:span text:style-name="T6"></text:span><text:span text:style-name="T5"> staklelès, ta</text:span><text:span text:style-name="T6"></text:span><text:span text:style-name="T5"> siuvin</text:span><text:span text:style-name="T6"></text:span><text:span text:style-name="T5">lį nusitve</text:span><text:span text:style-name="T6"></text:span><text:span text:style-name="T5">s, v</text:span><text:span text:style-name="T6"></text:span><text:span text:style-name="T5">s</text:span></text:p>
      <text:p text:style-name="P11"><text:span text:style-name="T5">niẽkniekius, õ sunkaũs dárbo niẽko. Tfù! Tokiõs lengvada</text:span><text:span text:style-name="T6"></text:span><text:span text:style-name="T5">bės neprašaũ. Mán nere</text:span><text:span text:style-name="T6"></text:span><text:span text:style-name="T5">k cãckų</text:span></text:p>
      <text:p text:style-name="P11"><text:span text:style-name="T5">pacãckų! Mán re</text:span><text:span text:style-name="T6"></text:span><text:span text:style-name="T5">k tokiõs pàt purvãbridės, ka</text:span><text:span text:style-name="T6"></text:span><text:span text:style-name="T5">p i</text:span><text:span text:style-name="T6"></text:span><text:span text:style-name="T5"> àš pat</text:span><text:span text:style-name="T6"></text:span><text:span text:style-name="T5">!</text:span></text:p>
      <text:p text:style-name="P11"><text:span text:style-name="T5">– Nà, mótin, k</text:span><text:span text:style-name="T6"></text:span><text:span text:style-name="T5"> tù čià pliaušk</text:span><text:span text:style-name="T6"></text:span><text:span text:style-name="T5">? Kàs g</text:span><text:span text:style-name="T6"></text:span><text:span text:style-name="T5"> tuõs dárbus nud</text:span><text:span text:style-name="T6"></text:span><text:span text:style-name="T5">rba? Jùk Dr</text:span><text:span text:style-name="T6"></text:span><text:span text:style-name="T5">ežas kitõs mergõs</text:span></text:p>
      <text:p text:style-name="P11"><text:span text:style-name="T5">nesa</text:span><text:span text:style-name="T6"></text:span><text:span text:style-name="T5">do, Katr</text:span><text:span text:style-name="T6"></text:span><text:span text:style-name="T5">kė vienà tėrà; t</text:span><text:span text:style-name="T6"></text:span><text:span text:style-name="T5">vas tóks šnerkšlỹs, spáudžia priẽ dárbo, ka</text:span><text:span text:style-name="T6"></text:span><text:span text:style-name="T5">p paš</text:span><text:span text:style-name="T6"></text:span><text:span text:style-name="T5">lęs.</text:span></text:p>
      <text:p text:style-name="P14"/>
      <text:p text:style-name="P14"/>
      <text:p text:style-name="P14"/>
      <text:p text:style-name="P14"/>
      <text:p text:style-name="P14"/>
      <text:p text:style-name="P15"/>
      <text:p text:style-name="P12"/>
      <text:p text:style-name="P16">ŽEMAĨTĖ. MARTÌ</text:p>
      <text:p text:style-name="P16"/>
      <text:p text:style-name="P11"><text:span text:style-name="T7">Niẽko neve</text:span><text:span text:style-name="T8"></text:span><text:span text:style-name="T7">ksi, matuš</text:span><text:span text:style-name="T8"></text:span><text:span text:style-name="T7">le, re</text:span><text:span text:style-name="T8"></text:span><text:span text:style-name="T7">k léisti JONÙKUI vèsti; tegu</text:span><text:span text:style-name="T8"></text:span><text:span text:style-name="T7"> </text:span><text:span text:style-name="T8"></text:span><text:span text:style-name="T7">eško mergõs sù gerà dalià...</text:span></text:p>
      <text:p text:style-name="P11"><text:span text:style-name="T7">Apsimok</text:span><text:span text:style-name="T8"></text:span><text:span text:style-name="T7">sim šiek t</text:span><text:span text:style-name="T8"></text:span><text:span text:style-name="T7">ek skolàs... Negal</text:span><text:span text:style-name="T8"></text:span><text:span text:style-name="T7"> niẽkur n</text:span><text:span text:style-name="T8"></text:span><text:span text:style-name="T7"> nósies išk</text:span><text:span text:style-name="T8"></text:span><text:span text:style-name="T7">šti, labiáusiai karčiamojè, ka</text:span><text:span text:style-name="T8"></text:span><text:span text:style-name="T7">p</text:span></text:p>
      <text:p text:style-name="P11"><text:span text:style-name="T7">apstõs, v</text:span><text:span text:style-name="T8"></text:span><text:span text:style-name="T7">enas – pal</text:span><text:span text:style-name="T8"></text:span><text:span text:style-name="T7">kų, k</text:span><text:span text:style-name="T8"></text:span><text:span text:style-name="T7">tas – šiẽno, pas</text:span><text:span text:style-name="T8"></text:span><text:span text:style-name="T7">lio; k</text:span><text:span text:style-name="T8"></text:span><text:span text:style-name="T7">tas v</text:span><text:span text:style-name="T8"></text:span><text:span text:style-name="T7">l, ka</text:span><text:span text:style-name="T8"></text:span><text:span text:style-name="T7">p vélnias, prisispýręs kamantin</text:span><text:span text:style-name="T8"></text:span><text:span text:style-name="T7">s:</text:span></text:p>
      <text:p text:style-name="P11"><text:span text:style-name="T7">„Kuomèt atidúosi? Kuomèt atidúosi?“, ródos, kàd niẽko daugiaũ n</text:span><text:span text:style-name="T8"></text:span><text:span text:style-name="T7"> šnek</text:span><text:span text:style-name="T8"></text:span><text:span text:style-name="T7">ti nebemóka.</text:span></text:p>
      <text:p text:style-name="P11"><text:span text:style-name="T7">– Užtàt kõ válkiojies põ ka</text:span><text:span text:style-name="T8"></text:span><text:span text:style-name="T7">čiamas? – prik</text:span><text:span text:style-name="T8"></text:span><text:span text:style-name="T7">šo pat</text:span><text:span text:style-name="T8"></text:span><text:span text:style-name="T7">.</text:span></text:p>
      <text:p text:style-name="P11"><text:span text:style-name="T7">– Kažiñ ka</text:span><text:span text:style-name="T8"></text:span><text:span text:style-name="T7">p nenor</text:span><text:span text:style-name="T8"></text:span><text:span text:style-name="T7">tumei e</text:span><text:span text:style-name="T8"></text:span><text:span text:style-name="T7">ti, bèt ka</text:span><text:span text:style-name="T8"></text:span><text:span text:style-name="T7">p apstõs miestè, ta</text:span><text:span text:style-name="T8"></text:span><text:span text:style-name="T7"> nem</text:span><text:span text:style-name="T8"></text:span><text:span text:style-name="T7">tęs tur</text:span><text:span text:style-name="T8"></text:span><text:span text:style-name="T7"> vèsties añt</text:span></text:p>
      <text:p text:style-name="P11"><text:span text:style-name="T7">pùskvortės. Bepigù dár, kàd tõ užtèktų. Tàs priẽ tõ, tàs priẽ tõ, bevéizint </text:span><text:span text:style-name="T8"></text:span><text:span text:style-name="T7"> kel</text:span><text:span text:style-name="T8"></text:span><text:span text:style-name="T7">s bùtelius</text:span></text:p>
      <text:p text:style-name="P11"><text:span text:style-name="T7">ĮVÃRĘ, õ ka</text:span><text:span text:style-name="T8"></text:span><text:span text:style-name="T7">p pasige</text:span><text:span text:style-name="T8"></text:span><text:span text:style-name="T7">s – tikr</text:span><text:span text:style-name="T8"></text:span><text:span text:style-name="T7"> velnia</text:span><text:span text:style-name="T8"></text:span><text:span text:style-name="T7">: įmanýtų supl</text:span><text:span text:style-name="T8"></text:span><text:span text:style-name="T7">šyti ùž tàs biẽso skolàs... Atidúosiu</text:span></text:p>
      <text:p text:style-name="P11"><text:span text:style-name="T7">gyvẽnimą, tesiž</text:span><text:span text:style-name="T8"></text:span><text:span text:style-name="T7">no va</text:span><text:span text:style-name="T8"></text:span><text:span text:style-name="T7">kas, tegu</text:span><text:span text:style-name="T8"></text:span><text:span text:style-name="T7"> mok</text:span><text:span text:style-name="T8"></text:span><text:span text:style-name="T7">sis, niẽkur nebesik</text:span><text:span text:style-name="T8"></text:span><text:span text:style-name="T7">šiu.</text:span></text:p>
      <text:p text:style-name="P11"><text:span text:style-name="T7">– Ka</text:span><text:span text:style-name="T8"></text:span><text:span text:style-name="T7">pgis, ka</text:span><text:span text:style-name="T8"></text:span><text:span text:style-name="T7">pgis, tõ betr</text:span><text:span text:style-name="T8"></text:span><text:span text:style-name="T7">ko! Atidúok v</text:span><text:span text:style-name="T8"></text:span><text:span text:style-name="T7">ską, pasku</text:span><text:span text:style-name="T8"></text:span><text:span text:style-name="T7"> va</text:span><text:span text:style-name="T8"></text:span><text:span text:style-name="T7">kas bevadžiõs mùs ùž čiuprõs!</text:span></text:p>
      <text:p text:style-name="P11"><text:span text:style-name="T7">Àš nedúosiu, neužléisiu, kõl t</text:span><text:span text:style-name="T8"></text:span><text:span text:style-name="T7">k gyvà! – šaũkė pat</text:span><text:span text:style-name="T8"></text:span><text:span text:style-name="T7">, kaska</text:span><text:span text:style-name="T8"></text:span><text:span text:style-name="T7">t didžiaũ įniršdamà. – Nepadúosiu</text:span></text:p>
      <text:p text:style-name="P11"><text:span text:style-name="T7">sámčio, nenóriu poniõs añt sàvo galvõs, àš neméilysiu k</text:span><text:span text:style-name="T8"></text:span><text:span text:style-name="T7">snio </text:span><text:span text:style-name="T8"></text:span><text:span text:style-name="T7">š marčiõs rañkų, tõ nebùs,</text:span></text:p>
      <text:p text:style-name="P16">neprašaũ!</text:p>
      <text:p text:style-name="P11"><text:span text:style-name="T7">– Nà, nà, nà, taršk</text:span><text:span text:style-name="T8"></text:span><text:span text:style-name="T7">k netaršk</text:span><text:span text:style-name="T8"></text:span><text:span text:style-name="T7">jusi, ka</text:span><text:span text:style-name="T8"></text:span><text:span text:style-name="T7">p žỹdo rãtai! Gyvénk, gyvénk, nepadúok, õ ka</text:span><text:span text:style-name="T8"></text:span><text:span text:style-name="T7">p</text:span></text:p>
      <text:p text:style-name="P11"><text:span text:style-name="T7">ištaksavõs skõlininkai, bùs táu šm</text:span><text:span text:style-name="T8"></text:span><text:span text:style-name="T7">kšt pe</text:span><text:span text:style-name="T8"></text:span><text:span text:style-name="T7"> dant</text:span><text:span text:style-name="T8"></text:span><text:span text:style-name="T7">s! Benè táu mart</text:span><text:span text:style-name="T8"></text:span><text:span text:style-name="T7"> sprándą nusùks? Neláidyk</text:span></text:p>
      <text:p text:style-name="P11"><text:span text:style-name="T7">liežùvio – i</text:span><text:span text:style-name="T8"></text:span><text:span text:style-name="T7"> bùs gera</text:span><text:span text:style-name="T8"></text:span><text:span text:style-name="T7">.</text:span></text:p>
      <text:p text:style-name="P11"><text:span text:style-name="T7">– D</text:span><text:span text:style-name="T8"></text:span><text:span text:style-name="T7">l màno liežùvio išsitèks mart</text:span><text:span text:style-name="T8"></text:span><text:span text:style-name="T7">, – atšóvė pat</text:span><text:span text:style-name="T8"></text:span><text:span text:style-name="T7">, – bèt táu ta</text:span><text:span text:style-name="T8"></text:span><text:span text:style-name="T7"> užrùks, nebetur</text:span><text:span text:style-name="T8"></text:span><text:span text:style-name="T7">si </text:span><text:span text:style-name="T8"></text:span><text:span text:style-name="T7">š kõ</text:span></text:p>
      <text:p text:style-name="P11"><text:span text:style-name="T7">sprógti. Kàs padãrė tàs skolàs? Màžne v</text:span><text:span text:style-name="T8"></text:span><text:span text:style-name="T7">są gyvẽnimą pravare</text:span><text:span text:style-name="T8"></text:span><text:span text:style-name="T7"> pe</text:span><text:span text:style-name="T8"></text:span><text:span text:style-name="T7"> gérklę! A</text:span><text:span text:style-name="T8"></text:span><text:span text:style-name="T7"> negal</text:span><text:span text:style-name="T8"></text:span><text:span text:style-name="T7">tumei dár</text:span></text:p>
      <text:p text:style-name="P11"><text:span text:style-name="T7">gyvénti, dora</text:span><text:span text:style-name="T8"></text:span><text:span text:style-name="T7"> e</text:span><text:span text:style-name="T8"></text:span><text:span text:style-name="T7">gdamos? Maũšas, beróds, prakùto, bèt tù nusmuka</text:span><text:span text:style-name="T8"></text:span><text:span text:style-name="T7">. Añt gãlo, ma</text:span><text:span text:style-name="T8"></text:span><text:span text:style-name="T7">čią</text:span></text:p>
      <text:p text:style-name="P11"><text:span text:style-name="T7">užsod</text:span><text:span text:style-name="T8"></text:span><text:span text:style-name="T7">nsi añt sprándo, paláuk, išmanýsi tù!..</text:span></text:p>
      <text:p text:style-name="P11"><text:span text:style-name="T7">– Tyl</text:span><text:span text:style-name="T8"></text:span><text:span text:style-name="T7">k, nà! – sušùko výras. – Tuõj gáuni </text:span><text:span text:style-name="T8"></text:span><text:span text:style-name="T7"> snùkį! Ka</text:span><text:span text:style-name="T8"></text:span><text:span text:style-name="T7">p sakaũ, ta</text:span><text:span text:style-name="T8"></text:span><text:span text:style-name="T7">p i</text:span><text:span text:style-name="T8"></text:span><text:span text:style-name="T7"> bùs. Jonùkas vès,</text:span></text:p>
      <text:p text:style-name="P11"><text:span text:style-name="T7">gaũs pãspirtį i</text:span><text:span text:style-name="T8"></text:span><text:span text:style-name="T7"> gal</text:span><text:span text:style-name="T8"></text:span><text:span text:style-name="T7">sime gyvénti, ka</text:span><text:span text:style-name="T8"></text:span><text:span text:style-name="T7">p gyvẽnę.</text:span></text:p>
      <text:p text:style-name="P11"><text:span text:style-name="T7">– Nebeñt ta</text:span><text:span text:style-name="T8"></text:span><text:span text:style-name="T7">p, ta</text:span><text:span text:style-name="T8"></text:span><text:span text:style-name="T7"> pridúosiu, – tãrė mótina. – Àš šeimininkáusiu, õ mart</text:span><text:span text:style-name="T8"></text:span><text:span text:style-name="T7"> tegu</text:span><text:span text:style-name="T8"></text:span><text:span text:style-name="T7"> sáu b</text:span><text:span text:style-name="T8"></text:span><text:span text:style-name="T7">na</text:span></text:p>
      <text:p text:style-name="P16">añt šaliẽs, parsinèš sáu dúonos.</text:p>
      <text:p text:style-name="P11"><text:span text:style-name="T7">– Liẽpsiu Jonùkui pasiprašýti Mataũšą </text:span><text:span text:style-name="T8"></text:span><text:span text:style-name="T7"> piršliùs, – šnek</text:span><text:span text:style-name="T8"></text:span><text:span text:style-name="T7">jo t</text:span><text:span text:style-name="T8"></text:span><text:span text:style-name="T7">vas, – i</text:span><text:span text:style-name="T8"></text:span><text:span text:style-name="T7"> tegu</text:span><text:span text:style-name="T8"></text:span><text:span text:style-name="T7"> e</text:span><text:span text:style-name="T8"></text:span><text:span text:style-name="T7">na pàs</text:span></text:p>
      <text:p text:style-name="P11"><text:span text:style-name="T7">Dr</text:span><text:span text:style-name="T8"></text:span><text:span text:style-name="T7">ežo Kãtrę; nõrs nelaba</text:span><text:span text:style-name="T8"></text:span><text:span text:style-name="T7"> áiški, bèt piniga</text:span><text:span text:style-name="T8"></text:span><text:span text:style-name="T7">, ka</text:span><text:span text:style-name="T8"></text:span><text:span text:style-name="T7">p jéi rañkoje. Dúoda kẽturis šimtùs, i</text:span><text:span text:style-name="T8"></text:span><text:span text:style-name="T7"> dal</text:span><text:span text:style-name="T8"></text:span><text:span text:style-name="T7">s</text:span></text:p>
      <text:p text:style-name="P11"><text:span text:style-name="T7">nemažà, õ màno gyvẽnimas nõrs i</text:span><text:span text:style-name="T8"></text:span><text:span text:style-name="T7"> apgriùvęs, bèt žẽmė gerà. Nečiáudės Dr</text:span><text:span text:style-name="T8"></text:span><text:span text:style-name="T7">ežas, õgi i</text:span><text:span text:style-name="T8"></text:span></text:p>
      <text:p text:style-name="P11"><text:span text:style-name="T7">Jonùkas a</text:span><text:span text:style-name="T8"></text:span><text:span text:style-name="T7"> nè výras... i</text:span><text:span text:style-name="T8"></text:span><text:span text:style-name="T7"> </text:span><text:span text:style-name="T8"></text:span><text:span text:style-name="T7">š stuomeñs, i</text:span><text:span text:style-name="T8"></text:span><text:span text:style-name="T7"> </text:span><text:span text:style-name="T8"></text:span><text:span text:style-name="T7">š liemeñs, pat</text:span><text:span text:style-name="T8"></text:span><text:span text:style-name="T7">ks me</text:span><text:span text:style-name="T8"></text:span><text:span text:style-name="T7">gai.</text:span></text:p>
      <text:p text:style-name="P11"><text:span text:style-name="T7">– Š</text:span><text:span text:style-name="T8"></text:span><text:span text:style-name="T7">taigis táu! K</text:span><text:span text:style-name="T8"></text:span><text:span text:style-name="T7"> g</text:span><text:span text:style-name="T8"></text:span><text:span text:style-name="T7"> beišsiskýręs t</text:span><text:span text:style-name="T8"></text:span><text:span text:style-name="T7"> pajúodėlę, didnõsę, pataik</text:span><text:span text:style-name="T8"></text:span><text:span text:style-name="T7">nę, vali</text:span><text:span text:style-name="T8"></text:span><text:span text:style-name="T7">kę! – pak</text:span><text:span text:style-name="T8"></text:span><text:span text:style-name="T7">lo</text:span></text:p>
      <text:p text:style-name="P11"><text:span text:style-name="T7">šaũkti pat</text:span><text:span text:style-name="T8"></text:span><text:span text:style-name="T7">. – Išlẽpinta, išpustýta, išsita</text:span><text:span text:style-name="T8"></text:span><text:span text:style-name="T7">siusi, trãtanti, muslinúota, krakmolúota, i</text:span><text:span text:style-name="T8"></text:span><text:span text:style-name="T7"> e</text:span><text:span text:style-name="T8"></text:span><text:span text:style-name="T7">s pastỹrusi,</text:span></text:p>
      <text:p text:style-name="P11"><text:span text:style-name="T7">ka</text:span><text:span text:style-name="T8"></text:span><text:span text:style-name="T7">p pūsl</text:span><text:span text:style-name="T8"></text:span><text:span text:style-name="T7">. Neganà </text:span><text:span text:style-name="T8"></text:span><text:span text:style-name="T7"> bažnýčią išsikvarkliúoja, bèt i</text:span><text:span text:style-name="T8"></text:span><text:span text:style-name="T7"> põ namùs išsipuõšusi, ka</text:span><text:span text:style-name="T8"></text:span><text:span text:style-name="T7">p panà. E</text:span><text:span text:style-name="T8"></text:span><text:span text:style-name="T7">s šiẽno</text:span></text:p>
      <text:p text:style-name="P11"><text:span text:style-name="T7">gr</text:span><text:span text:style-name="T8"></text:span><text:span text:style-name="T7">bti – apvalk</text:span><text:span text:style-name="T8"></text:span><text:span text:style-name="T7">lis báltas, skepet</text:span><text:span text:style-name="T8"></text:span><text:span text:style-name="T7">lis, prikyšt</text:span><text:span text:style-name="T8"></text:span><text:span text:style-name="T7">lė išdáilinta, ka</text:span><text:span text:style-name="T8"></text:span><text:span text:style-name="T7">p </text:span><text:span text:style-name="T8"></text:span><text:span text:style-name="T7">š p</text:span><text:span text:style-name="T8"></text:span><text:span text:style-name="T7">eno plaũkusi! A</text:span><text:span text:style-name="T8"></text:span><text:span text:style-name="T7"> tàt kuri</text:span><text:span text:style-name="T8"></text:span></text:p>
      <text:p text:style-name="P11"><text:span text:style-name="T7">diẽną bùs šeiminiñkė? Visà </text:span><text:span text:style-name="T8"></text:span><text:span text:style-name="T7">škyla, kàd iše</text:span><text:span text:style-name="T8"></text:span><text:span text:style-name="T7">na sù grėbleliù, õ põ namùs, sãko, nepas</text:span><text:span text:style-name="T8"></text:span><text:span text:style-name="T7">ima n</text:span><text:span text:style-name="T8"></text:span></text:p>
      <text:p text:style-name="P11"><text:span text:style-name="T7">kókio darbẽlio, t</text:span><text:span text:style-name="T8"></text:span><text:span text:style-name="T7">k šlavin</text:span><text:span text:style-name="T8"></text:span><text:span text:style-name="T7">ties, plovin</text:span><text:span text:style-name="T8"></text:span><text:span text:style-name="T7">ties, ta</text:span><text:span text:style-name="T8"></text:span><text:span text:style-name="T7"> įs</text:span><text:span text:style-name="T8"></text:span><text:span text:style-name="T7">s </text:span><text:span text:style-name="T8"></text:span><text:span text:style-name="T7"> staklelès, ta</text:span><text:span text:style-name="T8"></text:span><text:span text:style-name="T7"> siuvin</text:span><text:span text:style-name="T8"></text:span><text:span text:style-name="T7">lį nusitve</text:span><text:span text:style-name="T8"></text:span><text:span text:style-name="T7">s, v</text:span><text:span text:style-name="T8"></text:span><text:span text:style-name="T7">s</text:span></text:p>
      <text:p text:style-name="P11"><text:span text:style-name="T7">niẽkniekius, õ sunkaũs dárbo niẽko. Tfù! Tokiõs lengvada</text:span><text:span text:style-name="T8"></text:span><text:span text:style-name="T7">bės neprašaũ. Mán nere</text:span><text:span text:style-name="T8"></text:span><text:span text:style-name="T7">k cãckų</text:span></text:p>
      <text:p text:style-name="P11"><text:span text:style-name="T7">pacãckų! Mán re</text:span><text:span text:style-name="T8"></text:span><text:span text:style-name="T7">k tokiõs pàt purvãbridės, ka</text:span><text:span text:style-name="T8"></text:span><text:span text:style-name="T7">p i</text:span><text:span text:style-name="T8"></text:span><text:span text:style-name="T7"> àš pat</text:span><text:span text:style-name="T8"></text:span><text:span text:style-name="T7">!</text:span></text:p>
      <text:p text:style-name="P11"><text:span text:style-name="T7">– Nà, mótin, k</text:span><text:span text:style-name="T8"></text:span><text:span text:style-name="T7"> tù čià pliaušk</text:span><text:span text:style-name="T8"></text:span><text:span text:style-name="T7">? Kàs g</text:span><text:span text:style-name="T8"></text:span><text:span text:style-name="T7"> tuõs dárbus nud</text:span><text:span text:style-name="T8"></text:span><text:span text:style-name="T7">rba? Jùk Dr</text:span><text:span text:style-name="T8"></text:span><text:span text:style-name="T7">ežas kitõs mergõs</text:span></text:p>
      <text:p text:style-name="P11"><text:span text:style-name="T7">nesa</text:span><text:span text:style-name="T8"></text:span><text:span text:style-name="T7">do, Katr</text:span><text:span text:style-name="T8"></text:span><text:span text:style-name="T7">kė vienà tėrà; t</text:span><text:span text:style-name="T8"></text:span><text:span text:style-name="T7">vas tóks šnerkšlỹs, spáudžia priẽ dárbo, ka</text:span><text:span text:style-name="T8"></text:span><text:span text:style-name="T7">p paš</text:span><text:span text:style-name="T8"></text:span><text:span text:style-name="T7">lę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Palemonas,Bold" svg:font-family="'Palemonas,Bold', 'Times New Roman'" style:font-family-generic="roman"/>
    <style:font-face style:name="Palemonas,Italic" svg:font-family="'Palemonas,Italic', 'Times New Roman'" style:font-family-generic="roman"/>
    <style:font-face style:name="Palemonas" svg:font-family="Palemonas, 'Times New Roman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Vytis" svg:font-family="Vyti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86cm" style:writing-mode="page"/>
      <style:text-properties style:use-window-font-color="true" style:font-name="Thorndale AMT" fo:font-size="12pt" fo:language="lt" fo:country="LT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lt" fo:country="L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atytasis_20_pastraipos_20_šriftas" style:display-name="Numatytasis pastraipos šrifta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3cm" fo:margin-bottom="2cm" fo:margin-left="3cm" fo:margin-right="1cm" style:shadow="none" fo:background-color="transparent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dc:title>Palemonas, nekirčiuotas tekstas, 12 punktų</dc:title>
    <meta:initial-creator>Eugenijus</meta:initial-creator>
    <meta:creation-date>2005-09-11T11:38:00</meta:creation-date>
    <dc:creator>Eugenijus</dc:creator>
    <dc:date>2005-09-11T11:47:00</dc:date>
    <dc:language>lt-LT</dc:language>
    <meta:editing-cycles>1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313" meta:word-count="3925" meta:character-count="24094"/>
  </office:meta>
</office:document-meta>
</file>